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onospace"/>
    <style:font-face style:name="Menlo" svg:font-family="Menlo, Monaco, Consolas, 'courier new', monospace"/>
    <style:font-face style:name="PT Sans" svg:font-family="'PT Sans', Helvetica, Arial, sans-serif"/>
    <style:font-face style:name="Roboto Condensed" svg:font-family="'Roboto Condensed', Arial, sans-serif"/>
    <style:font-face style:name="apple-system" svg:font-family="apple-system, BlinkMacSystemFont, 'Segoe UI', Helvetica, Arial, sans-serif, 'Apple Color Emoji', 'Segoe UI Emoji', 'Segoe UI Symbol'"/>
    <style:font-face style:name="courier 10 pitch" svg:font-family="'courier 10 pitch', Courier, monospace"/>
    <style:font-face style:name="lora" svg:font-family="lora, 'times new roman', serif"/>
    <style:font-face style:name="open sans" svg:font-family="'open sans', 'helvetica neue', Helvetica, Arial, sans-serif"/>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1f496" officeooo:paragraph-rsid="0011f496"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18pt" style:text-underline-style="none" fo:font-weight="bold" officeooo:rsid="0011f496" officeooo:paragraph-rsid="0011f496"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none" fo:font-weight="bold" officeooo:rsid="0011f496" officeooo:paragraph-rsid="00771de9"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bold" officeooo:rsid="0011f496" officeooo:paragraph-rsid="007dddcd"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normal" officeooo:rsid="007dddcd" officeooo:paragraph-rsid="007dddcd" style:font-size-asian="18pt" style:font-weight-asian="normal" style:font-size-complex="18pt" style:font-weight-complex="normal"/>
    </style:style>
    <style:style style:name="P6" style:family="paragraph" style:parent-style-name="Standard">
      <style:paragraph-properties fo:text-align="start" style:justify-single-word="false"/>
      <style:text-properties officeooo:paragraph-rsid="007dddcd"/>
    </style:style>
    <style:style style:name="P7" style:family="paragraph" style:parent-style-name="Standard">
      <style:paragraph-properties fo:text-align="start" style:justify-single-word="false"/>
      <style:text-properties fo:font-size="12pt" style:text-underline-style="none" fo:font-weight="normal" officeooo:rsid="007dddcd" officeooo:paragraph-rsid="007dddc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bold" officeooo:rsid="0011f496" officeooo:paragraph-rsid="007dddc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officeooo:paragraph-rsid="007dddcd" style:font-size-asian="12pt" style:font-size-complex="12pt"/>
    </style:style>
    <style:style style:name="P10"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1584a3" officeooo:paragraph-rsid="00288505" style:font-size-asian="10.5pt" style:font-style-asian="normal" style:font-weight-asian="normal" style:font-size-complex="12pt" style:font-weight-complex="normal" style:text-emphasize="none"/>
    </style:style>
    <style:style style:name="P11"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1584a3" officeooo:paragraph-rsid="001584a3" style:font-size-asian="10.5pt" style:font-style-asian="normal" style:font-weight-asian="bold" style:font-size-complex="12pt" style:font-weight-complex="bold" style:text-emphasize="none"/>
    </style:style>
    <style:style style:name="P12"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2d114c" officeooo:paragraph-rsid="002d114c" style:font-size-asian="12pt" style:font-style-asian="normal" style:font-weight-asian="bold" style:font-size-complex="12pt" style:font-weight-complex="bold" style:text-emphasize="none"/>
    </style:style>
    <style:style style:name="P13"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8pt" fo:font-style="normal" fo:text-shadow="none" style:text-underline-style="none" fo:font-weight="bold" officeooo:rsid="0012e5ed" officeooo:paragraph-rsid="001584a3" style:font-size-asian="18pt" style:font-style-asian="normal" style:font-weight-asian="bold" style:font-size-complex="18pt" style:font-weight-complex="bold" style:text-emphasize="none"/>
    </style:style>
    <style:style style:name="P1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973e15" style:font-size-asian="18pt" style:font-style-asian="normal" style:font-weight-asian="bold" style:font-size-complex="18pt" style:font-weight-complex="bold" style:text-emphasize="none"/>
    </style:style>
    <style:style style:name="P15"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solid" style:text-underline-width="auto" style:text-underline-color="font-color" fo:font-weight="normal" officeooo:rsid="00973e15" officeooo:paragraph-rsid="00973e15" style:font-size-asian="18pt" style:font-style-asian="normal" style:font-weight-asian="normal" style:font-size-complex="18pt" style:font-weight-complex="normal" style:text-emphasize="none"/>
    </style:style>
    <style:style style:name="P16" style:family="paragraph" style:parent-style-name="Standard">
      <style:paragraph-properties fo:text-align="start" style:justify-single-word="false" style:writing-mode="lr-tb"/>
      <style:text-properties style:font-name="Liberation Serif" fo:font-size="18pt" style:text-underline-style="solid" style:text-underline-width="auto" style:text-underline-color="font-color" fo:font-weight="bold" officeooo:rsid="00912c1e" officeooo:paragraph-rsid="00912c1e" style:font-size-asian="18pt" style:font-weight-asian="bold" style:font-size-complex="18pt" style:font-weight-complex="bold"/>
    </style:style>
    <style:style style:name="P17" style:family="paragraph" style:parent-style-name="Standard">
      <style:paragraph-properties fo:text-align="start" style:justify-single-word="false" style:writing-mode="lr-tb"/>
      <style:text-properties style:font-name="Liberation Serif" fo:font-size="18pt" style:text-underline-style="solid" style:text-underline-width="auto" style:text-underline-color="font-color" fo:font-weight="bold" officeooo:rsid="0091d033" officeooo:paragraph-rsid="0091d033" style:font-size-asian="18pt" style:font-weight-asian="bold" style:font-size-complex="18pt" style:font-weight-complex="bold"/>
    </style:style>
    <style:style style:name="P18" style:family="paragraph" style:parent-style-name="Standard">
      <style:paragraph-properties fo:text-align="start" style:justify-single-word="false" style:writing-mode="lr-tb"/>
      <style:text-properties style:font-name="Liberation Serif" officeooo:paragraph-rsid="001584a3"/>
    </style:style>
    <style:style style:name="P19"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officeooo:rsid="0091d033" officeooo:paragraph-rsid="0091d033"/>
    </style:style>
    <style:style style:name="P20"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fo:font-weight="normal" officeooo:rsid="0091d033" officeooo:paragraph-rsid="0091d033" style:font-weight-asian="normal" style:font-weight-complex="normal"/>
    </style:style>
    <style:style style:name="P21"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officeooo:rsid="0091d033" officeooo:paragraph-rsid="0091d033" style:font-size-asian="12pt" style:font-size-complex="12pt"/>
    </style:style>
    <style:style style:name="P22"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fo:font-weight="bold" officeooo:rsid="00912c1e" officeooo:paragraph-rsid="00912c1e" style:font-size-asian="12pt" style:font-weight-asian="bold" style:font-size-complex="12pt" style:font-weight-complex="bold"/>
    </style:style>
    <style:style style:name="P23" style:family="paragraph" style:parent-style-name="Standard">
      <style:paragraph-properties fo:text-align="start" style:justify-single-word="false" style:writing-mode="lr-tb"/>
      <style:text-properties officeooo:paragraph-rsid="00973e15"/>
    </style:style>
    <style:style style:name="P24" style:family="paragraph" style:parent-style-name="Standard">
      <style:paragraph-properties fo:text-align="start" style:justify-single-word="false" style:writing-mode="lr-tb"/>
      <style:text-properties officeooo:paragraph-rsid="009836de"/>
    </style:style>
    <style:style style:name="P25" style:family="paragraph" style:parent-style-name="Standard">
      <style:paragraph-properties fo:text-align="start" style:justify-single-word="false" style:writing-mode="lr-tb"/>
      <style:text-properties style:text-underline-style="solid" style:text-underline-width="auto" style:text-underline-color="font-color" officeooo:rsid="00973e15" officeooo:paragraph-rsid="00973e15"/>
    </style:style>
    <style:style style:name="P26" style:family="paragraph" style:parent-style-name="Text_20_body">
      <style:text-properties officeooo:paragraph-rsid="008112ab"/>
    </style:style>
    <style:style style:name="P27" style:family="paragraph" style:parent-style-name="Text_20_body">
      <style:text-properties fo:font-size="18pt" style:text-underline-style="none" fo:font-weight="bold" officeooo:rsid="00828bf1" officeooo:paragraph-rsid="00828bf1" style:font-size-asian="18pt" style:font-weight-asian="bold" style:font-size-complex="18pt" style:font-weight-complex="bold"/>
    </style:style>
    <style:style style:name="P28" style:family="paragraph" style:parent-style-name="Text_20_body">
      <style:text-properties fo:font-size="12pt" style:text-underline-style="none" fo:font-weight="normal" officeooo:rsid="008112ab" officeooo:paragraph-rsid="00828bf1" style:font-size-asian="12pt" style:font-weight-asian="normal" style:font-size-complex="12pt" style:font-weight-complex="normal"/>
    </style:style>
    <style:style style:name="P29" style:family="paragraph" style:parent-style-name="Text_20_body">
      <style:text-properties fo:font-size="12pt" style:font-size-asian="12pt" style:font-size-complex="12pt"/>
    </style:style>
    <style:style style:name="P30" style:family="paragraph" style:parent-style-name="Quotations">
      <style:paragraph-properties fo:margin-top="0cm" fo:margin-bottom="0.499cm" loext:contextual-spacing="false"/>
    </style:style>
    <style:style style:name="P31" style:family="paragraph" style:parent-style-name="Heading_20_3">
      <style:text-properties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8pt" style:text-underline-style="none" fo:font-weight="bold" officeooo:rsid="0012e5ed" officeooo:paragraph-rsid="0012e5ed" style:font-size-asian="18pt" style:font-weight-asian="bold" style:font-size-complex="18pt" style:font-weight-complex="bold"/>
    </style:style>
    <style:style style:name="P33" style:family="paragraph" style:parent-style-name="Standard">
      <style:paragraph-properties fo:text-align="start" style:justify-single-word="false"/>
      <style:text-properties fo:font-size="12pt" style:text-underline-style="none" fo:font-weight="normal" officeooo:rsid="007dddcd" officeooo:paragraph-rsid="007dddcd"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a7b295" officeooo:paragraph-rsid="00a7b29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officeooo:paragraph-rsid="007dddcd" style:font-size-asian="12pt" style:font-size-complex="12pt"/>
    </style:style>
    <style:style style:name="P36" style:family="paragraph" style:parent-style-name="Standard">
      <style:paragraph-properties fo:text-align="start" style:justify-single-word="false"/>
      <style:text-properties officeooo:paragraph-rsid="00a91d79"/>
    </style:style>
    <style:style style:name="P37"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912c1e" officeooo:paragraph-rsid="00912c1e" style:font-size-asian="12pt" style:font-style-asian="normal" style:font-weight-asian="normal" style:font-size-complex="12pt" style:font-weight-complex="normal" style:text-emphasize="none"/>
    </style:style>
    <style:style style:name="P38"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91d033" officeooo:paragraph-rsid="0091d033" style:font-size-asian="12pt" style:font-style-asian="normal" style:font-weight-asian="normal" style:font-size-complex="12pt" style:font-weight-complex="normal" style:text-emphasize="none"/>
    </style:style>
    <style:style style:name="P39"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solid" style:text-underline-width="auto" style:text-underline-color="font-color" fo:font-weight="normal" officeooo:rsid="00973e15" officeooo:paragraph-rsid="00973e15" style:font-size-asian="18pt" style:font-style-asian="normal" style:font-weight-asian="normal" style:font-size-complex="18pt" style:font-weight-complex="normal" style:text-emphasize="none"/>
    </style:style>
    <style:style style:name="P40"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5cf0db" officeooo:paragraph-rsid="005a7184" style:font-size-asian="10.5pt" style:font-style-asian="normal" style:font-weight-asian="normal" style:font-size-complex="12pt" style:font-weight-complex="normal" style:text-emphasize="none"/>
    </style:style>
    <style:style style:name="P41"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5cf0db" officeooo:paragraph-rsid="005a7184" style:font-size-asian="10.5pt" style:font-style-asian="normal" style:font-weight-asian="bold" style:font-size-complex="12pt" style:font-weight-complex="bold" style:text-emphasize="none"/>
    </style:style>
    <style:style style:name="P42" style:family="paragraph" style:parent-style-name="Standard">
      <style:paragraph-properties fo:text-align="start" style:justify-single-word="false" style:writing-mode="lr-tb"/>
      <style:text-properties fo:font-size="18pt" style:text-underline-style="none" fo:font-weight="normal" officeooo:rsid="009ac301" officeooo:paragraph-rsid="009836de" style:font-size-asian="18pt" style:font-weight-asian="normal" style:font-size-complex="18pt" style:font-weight-complex="normal"/>
    </style:style>
    <style:style style:name="P43" style:family="paragraph" style:parent-style-name="Standard">
      <style:paragraph-properties fo:text-align="start" style:justify-single-word="false" style:writing-mode="lr-tb"/>
      <style:text-properties officeooo:paragraph-rsid="001584a3"/>
    </style:style>
    <style:style style:name="P44" style:family="paragraph" style:parent-style-name="Standard">
      <style:paragraph-properties fo:text-align="start" style:justify-single-word="false" style:writing-mode="lr-tb"/>
      <style:text-properties style:font-name="Liberation Serif" style:text-underline-style="none" officeooo:rsid="0091d033" officeooo:paragraph-rsid="0091d033"/>
    </style:style>
    <style:style style:name="P45" style:family="paragraph" style:parent-style-name="Text_20_body">
      <style:text-properties officeooo:paragraph-rsid="00a91d79"/>
    </style:style>
    <style:style style:name="P46" style:family="paragraph" style:parent-style-name="Text_20_body">
      <style:text-properties style:font-name="Liberation Serif"/>
    </style:style>
    <style:style style:name="P47" style:family="paragraph" style:parent-style-name="Text_20_body">
      <style:paragraph-properties fo:line-height="100%"/>
      <style:text-properties style:font-name="Liberation Serif" fo:font-size="12pt" fo:font-weight="normal" style:font-size-asian="12pt" style:font-weight-asian="normal" style:font-size-complex="12pt" style:font-weight-complex="normal"/>
    </style:style>
    <style:style style:name="P48" style:family="paragraph" style:parent-style-name="Text_20_body">
      <style:paragraph-properties fo:margin-left="0cm" fo:margin-right="0cm" fo:margin-top="0.794cm" fo:margin-bottom="0.794cm" loext:contextual-spacing="false" fo:line-height="150%" fo:orphans="2" fo:widows="2" fo:text-indent="0cm" style:auto-text-indent="false"/>
    </style:style>
    <style:style style:name="P49" style:family="paragraph" style:parent-style-name="Text_20_body">
      <style:paragraph-properties fo:margin-left="0cm" fo:margin-right="0cm" fo:margin-top="0.794cm" fo:margin-bottom="0.794cm" loext:contextual-spacing="false" fo:line-height="100%" fo:orphans="2" fo:widows="2" fo:text-indent="0cm" style:auto-text-indent="false"/>
    </style:style>
    <style:style style:name="P50" style:family="paragraph" style:parent-style-name="Text_20_body">
      <style:paragraph-properties fo:margin-left="0cm" fo:margin-right="0cm" fo:margin-top="0.794cm" fo:margin-bottom="0.794cm" loext:contextual-spacing="false" fo:line-height="100%" fo:orphans="2" fo:widows="2" fo:text-indent="0cm" style:auto-text-indent="false"/>
      <style:text-properties officeooo:paragraph-rsid="00aa9289"/>
    </style:style>
    <style:style style:name="P51" style:family="paragraph" style:parent-style-name="Text_20_body">
      <style:paragraph-properties fo:margin-left="0cm" fo:margin-right="0cm" fo:margin-top="0.794cm" fo:margin-bottom="0.794cm" loext:contextual-spacing="false" fo:line-height="100%" fo:orphans="2" fo:widows="2" fo:text-indent="0cm" style:auto-text-indent="false"/>
      <style:text-properties officeooo:paragraph-rsid="00ab7ef5"/>
    </style:style>
    <style:style style:name="P52"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53" style:family="paragraph" style:parent-style-name="Text_20_body">
      <style:paragraph-properties fo:margin-top="0cm" fo:margin-bottom="0cm" loext:contextual-spacing="false" fo:orphans="2" fo:widows="2"/>
      <style:text-properties style:font-name="Liberation Serif" officeooo:rsid="00abe1ca" officeooo:paragraph-rsid="00abe1ca"/>
    </style:style>
    <style:style style:name="P54" style:family="paragraph" style:parent-style-name="Text_20_body" style:list-style-name="L9">
      <style:paragraph-properties fo:margin-top="0cm" fo:margin-bottom="0cm" loext:contextual-spacing="false" fo:line-height="100%"/>
      <style:text-properties style:font-name="Liberation Serif"/>
    </style:style>
    <style:style style:name="P55" style:family="paragraph" style:parent-style-name="Text_20_body">
      <style:paragraph-properties fo:margin-top="0cm" fo:margin-bottom="0cm" loext:contextual-spacing="false" fo:line-height="100%" fo:text-align="start" style:justify-single-word="false" style:writing-mode="lr-tb"/>
      <style:text-properties officeooo:rsid="00abe1ca" officeooo:paragraph-rsid="00abe1ca"/>
    </style:style>
    <style:style style:name="P56" style:family="paragraph" style:parent-style-name="Text_20_body" style:list-style-name="L1">
      <style:paragraph-properties fo:margin-top="0cm" fo:margin-bottom="0.265cm" loext:contextual-spacing="false" fo:orphans="2" fo:widows="2"/>
    </style:style>
    <style:style style:name="P57" style:family="paragraph" style:parent-style-name="Text_20_body" style:list-style-name="L2">
      <style:paragraph-properties fo:margin-top="0cm" fo:margin-bottom="0.265cm" loext:contextual-spacing="false" fo:orphans="2" fo:widows="2"/>
    </style:style>
    <style:style style:name="P58" style:family="paragraph" style:parent-style-name="Text_20_body" style:list-style-name="L3">
      <style:paragraph-properties fo:margin-top="0cm" fo:margin-bottom="0.265cm" loext:contextual-spacing="false" fo:orphans="2" fo:widows="2"/>
    </style:style>
    <style:style style:name="P59" style:family="paragraph" style:parent-style-name="Text_20_body" style:list-style-name="L4">
      <style:paragraph-properties fo:margin-top="0cm" fo:margin-bottom="0.265cm" loext:contextual-spacing="false" fo:orphans="2" fo:widows="2"/>
    </style:style>
    <style:style style:name="P60" style:family="paragraph" style:parent-style-name="Text_20_body" style:list-style-name="L5">
      <style:paragraph-properties fo:margin-top="0cm" fo:margin-bottom="0.265cm" loext:contextual-spacing="false" fo:line-height="100%" fo:orphans="2" fo:widows="2"/>
    </style:style>
    <style:style style:name="P61" style:family="paragraph" style:parent-style-name="Text_20_body" style:list-style-name="L6">
      <style:paragraph-properties fo:margin-top="0cm" fo:margin-bottom="0.265cm" loext:contextual-spacing="false" fo:line-height="100%" fo:orphans="2" fo:widows="2"/>
    </style:style>
    <style:style style:name="P62" style:family="paragraph" style:parent-style-name="Text_20_body" style:list-style-name="L7">
      <style:paragraph-properties fo:margin-top="0cm" fo:margin-bottom="0.265cm" loext:contextual-spacing="false" fo:line-height="100%" fo:orphans="2" fo:widows="2"/>
    </style:style>
    <style:style style:name="P63" style:family="paragraph" style:parent-style-name="Text_20_body">
      <style:paragraph-properties fo:text-align="start" style:justify-single-word="false" style:writing-mode="lr-tb"/>
      <style:text-properties fo:font-variant="normal" fo:text-transform="none" fo:color="#24292e" style:text-outline="false" style:text-line-through-style="none" style:text-line-through-type="none" style:font-name="apple-system" fo:font-size="18pt" fo:letter-spacing="normal" fo:font-style="normal" fo:text-shadow="none" style:text-underline-style="none" fo:font-weight="normal" officeooo:rsid="001584a3" officeooo:paragraph-rsid="001584a3" style:font-size-asian="18pt" style:font-style-asian="normal" style:font-weight-asian="normal" style:font-size-complex="18pt" style:font-weight-complex="normal" style:text-emphasize="none"/>
    </style:style>
    <style:style style:name="P64" style:family="paragraph" style:parent-style-name="Text_20_body">
      <style:paragraph-properties fo:line-height="100%" fo:text-align="start" style:justify-single-word="false" style:writing-mode="lr-tb"/>
      <style:text-properties officeooo:paragraph-rsid="00abe1ca"/>
    </style:style>
    <style:style style:name="P65" style:family="paragraph" style:parent-style-name="Text_20_body">
      <style:paragraph-properties fo:line-height="100%" fo:text-align="start" style:justify-single-word="false" style:writing-mode="lr-tb"/>
      <style:text-properties officeooo:paragraph-rsid="00acd87b"/>
    </style:style>
    <style:style style:name="P66" style:family="paragraph" style:parent-style-name="Text_20_body">
      <style:paragraph-properties fo:line-height="100%" fo:text-align="start" style:justify-single-word="false" style:writing-mode="lr-tb"/>
      <style:text-properties style:font-name="Liberation Serif" fo:font-size="12pt" fo:font-weight="bold" officeooo:paragraph-rsid="00acd87b" style:font-size-asian="12pt" style:font-weight-asian="bold" style:font-size-complex="12pt" style:font-weight-complex="bold"/>
    </style:style>
    <style:style style:name="P67" style:family="paragraph" style:parent-style-name="Text_20_body">
      <style:paragraph-properties fo:line-height="100%" fo:text-align="start" style:justify-single-word="false" style:writing-mode="lr-tb"/>
      <style:text-properties style:font-name="Liberation Serif" fo:font-size="12pt" fo:font-weight="normal" officeooo:paragraph-rsid="00acd87b" style:font-size-asian="12pt" style:font-weight-asian="normal" style:font-size-complex="12pt" style:font-weight-complex="normal"/>
    </style:style>
    <style:style style:name="P68" style:family="paragraph" style:parent-style-name="Text_20_body">
      <style:paragraph-properties fo:line-height="100%" fo:text-align="start" style:justify-single-word="false" style:writing-mode="lr-tb"/>
      <style:text-properties style:font-name="Liberation Serif" fo:font-size="12pt" fo:font-weight="normal" officeooo:rsid="00abe1ca" officeooo:paragraph-rsid="00abe1ca" style:font-size-asian="12pt" style:font-weight-asian="normal" style:font-size-complex="12pt" style:font-weight-complex="normal"/>
    </style:style>
    <style:style style:name="P69" style:family="paragraph" style:parent-style-name="Text_20_body">
      <style:paragraph-properties fo:line-height="100%" fo:text-align="start" style:justify-single-word="false" style:writing-mode="lr-tb"/>
      <style:text-properties style:font-name="Liberation Serif" officeooo:paragraph-rsid="00abe1ca"/>
    </style:style>
    <style:style style:name="P70"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000000" style:font-name="open sans" fo:font-size="12pt" fo:letter-spacing="normal" fo:font-style="normal" fo:font-weight="bold" style:font-size-asian="12pt" style:font-size-complex="12pt"/>
    </style:style>
    <style:style style:name="P71" style:family="paragraph" style:parent-style-name="Heading_20_3">
      <style:paragraph-properties fo:margin-left="0.37cm" fo:margin-right="0.37cm" fo:margin-top="0.37cm" fo:margin-bottom="0.291cm" loext:contextual-spacing="false" fo:orphans="2" fo:widows="2" fo:text-indent="0cm" style:auto-text-indent="false" fo:padding="0cm" fo:border="none"/>
      <style:text-properties fo:font-variant="normal" fo:text-transform="none" fo:color="#3a3a3a" style:font-name="Liberation Serif" fo:font-size="16.5pt" fo:font-style="normal" fo:font-weight="bold"/>
    </style:style>
    <style:style style:name="P72" style:family="paragraph" style:parent-style-name="Heading_20_4">
      <style:paragraph-properties fo:margin-left="0cm" fo:margin-right="0cm" fo:margin-top="0.265cm" fo:margin-bottom="0.265cm" loext:contextual-spacing="false" fo:line-height="110%" fo:orphans="2" fo:widows="2" fo:text-indent="0cm" style:auto-text-indent="false"/>
      <style:text-properties fo:font-variant="normal" fo:text-transform="none" fo:color="#000000" style:font-name="open sans" fo:font-size="12pt" fo:letter-spacing="normal" fo:font-style="normal" fo:font-weight="bold" style:font-size-asian="12pt" style:font-size-complex="12pt"/>
    </style:style>
    <style:style style:name="P73" style:family="paragraph" style:parent-style-name="Heading_20_4">
      <style:paragraph-properties fo:margin-left="0cm" fo:margin-right="0cm" fo:margin-top="0.265cm" fo:margin-bottom="0.265cm" loext:contextual-spacing="false" fo:line-height="110%" fo:orphans="2" fo:widows="2" fo:text-indent="0cm" style:auto-text-indent="false"/>
      <style:text-properties fo:color="#000000" fo:font-size="12pt" style:font-size-asian="12pt" style:font-size-complex="12pt"/>
    </style:style>
    <style:style style:name="P74" style:family="paragraph" style:parent-style-name="Heading_20_2">
      <style:paragraph-properties fo:line-height="100%" fo:text-align="start" style:justify-single-word="false" style:writing-mode="lr-tb"/>
      <style:text-properties fo:font-variant="normal" fo:text-transform="none" fo:color="#942222" style:font-name="Liberation Serif" fo:font-size="12pt" fo:letter-spacing="normal" fo:font-style="normal" fo:font-weight="bold" officeooo:rsid="00abe1ca" officeooo:paragraph-rsid="00abe1ca" style:font-size-asian="12pt" style:font-weight-asian="bold" style:font-size-complex="12pt" style:font-weight-complex="bold"/>
    </style:style>
    <style:style style:name="T1" style:family="text">
      <style:text-properties fo:font-weight="normal" officeooo:rsid="007dddcd" style:font-weight-asian="normal" style:font-weight-complex="normal"/>
    </style:style>
    <style:style style:name="T2" style:family="text">
      <style:text-properties fo:font-weight="normal" officeooo:rsid="00a91d79" style:font-weight-asian="normal" style:font-weight-complex="normal"/>
    </style:style>
    <style:style style:name="T3" style:family="text">
      <style:text-properties fo:font-size="12pt" style:text-underline-style="none" fo:font-weight="normal" officeooo:rsid="0012e5ed" style:font-size-asian="10.5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normal" officeooo:rsid="007fbd21" style:font-size-asian="12pt" style:font-weight-asian="normal" style:font-size-complex="12pt" style:font-weight-complex="normal"/>
    </style:style>
    <style:style style:name="T6" style:family="text">
      <style:text-properties fo:font-size="12pt" style:text-underline-style="none" fo:font-weight="normal" officeooo:rsid="009836de" style:font-size-asian="12pt" style:font-weight-asian="normal" style:font-size-complex="12pt" style:font-weight-complex="normal"/>
    </style:style>
    <style:style style:name="T7" style:family="text">
      <style:text-properties fo:font-size="12pt" style:text-underline-style="none" fo:font-weight="bold" style:font-size-asian="12pt" style:font-weight-asian="normal" style:font-size-complex="12pt" style:font-weight-complex="normal"/>
    </style:style>
    <style:style style:name="T8" style:family="text">
      <style:text-properties fo:font-size="12pt" style:text-underline-style="none" style:font-size-asian="12pt" style:font-size-complex="12pt"/>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fo:font-weight="normal" officeooo:rsid="0012e5ed"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7dddcd"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9836de" style:font-size-asian="12pt" style:font-weight-asian="normal" style:font-size-complex="12pt" style:font-weight-complex="normal"/>
    </style:style>
    <style:style style:name="T13" style:family="text">
      <style:text-properties fo:font-size="12pt" style:text-underline-style="solid" style:text-underline-width="auto" style:text-underline-color="font-color" fo:font-weight="normal" officeooo:rsid="008112ab" style:font-size-asian="12pt" style:font-weight-asian="normal" style:font-size-complex="12pt" style:font-weight-complex="normal"/>
    </style:style>
    <style:style style:name="T14" style:family="text">
      <style:text-properties fo:font-size="12pt" style:text-underline-style="solid" style:text-underline-width="auto" style:text-underline-color="font-color" fo:font-weight="bold" officeooo:rsid="009ac301" style:font-size-asian="12pt" style:font-weight-asian="bold" style:font-size-complex="12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text-outline="false" style:text-line-through-style="none" style:text-line-through-type="none" style:font-name="Liberation Sans1" fo:font-size="12pt" fo:font-style="normal" fo:text-shadow="none" style:text-underline-style="none" fo:font-weight="normal" officeooo:rsid="001584a3" style:font-size-asian="10.5pt" style:font-style-asian="normal" style:font-weight-asian="normal" style:font-size-complex="12pt" style:font-weight-complex="normal" style:text-emphasize="none"/>
    </style:style>
    <style:style style:name="T18" style:family="text">
      <style:text-properties style:text-outline="false" style:text-line-through-style="none" style:text-line-through-type="none" style:font-name="Liberation Sans1" fo:font-size="12pt" fo:font-style="normal" fo:text-shadow="none" style:text-underline-style="none" officeooo:rsid="00a7b295" style:font-size-asian="10.5pt" style:font-style-asian="normal" style:font-size-complex="12pt" style:text-emphasize="none"/>
    </style:style>
    <style:style style:name="T19" style:family="text">
      <style:text-properties style:text-outline="false" style:text-line-through-style="none" style:text-line-through-type="none" style:font-name="Liberation Sans1" fo:font-size="12pt" fo:font-style="normal" fo:text-shadow="none" style:text-underline-style="none" officeooo:rsid="001584a3" style:font-size-asian="10.5pt" style:font-style-asian="normal" style:font-size-complex="12pt" style:text-emphasize="none"/>
    </style:style>
    <style:style style:name="T20" style:family="text">
      <style:text-properties style:text-outline="false" style:text-line-through-style="none" style:text-line-through-type="none" fo:font-style="normal" fo:text-shadow="none" style:font-style-asian="normal" style:text-emphasize="none"/>
    </style:style>
    <style:style style:name="T21" style:family="text">
      <style:text-properties style:text-outline="false" style:text-line-through-style="none" style:text-line-through-type="none" fo:font-style="normal" fo:text-shadow="none" fo:font-weight="normal" style:font-style-asian="normal" style:font-weight-asian="normal" style:font-weight-complex="normal" style:text-emphasize="none"/>
    </style:style>
    <style:style style:name="T22" style:family="text">
      <style:text-properties style:text-outline="false" style:text-line-through-style="none" style:text-line-through-type="none" fo:font-style="normal" fo:text-shadow="none" fo:font-weight="normal" officeooo:rsid="001584a3" style:font-style-asian="normal" style:font-weight-asian="normal" style:font-weight-complex="normal" style:text-emphasize="none"/>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24" style:family="text">
      <style:text-properties style:text-outline="false" style:text-line-through-style="none" style:text-line-through-type="none" fo:font-style="normal" fo:text-shadow="none" style:text-underline-style="none" fo:font-weight="normal" officeooo:rsid="0091d033" style:font-style-asian="normal" style:font-weight-asian="normal" style:font-weight-complex="normal" style:text-emphasize="none"/>
    </style:style>
    <style:style style:name="T25" style:family="text">
      <style:text-properties style:text-outline="false" style:text-line-through-style="none" style:text-line-through-type="none" fo:font-size="18pt" fo:font-style="normal" fo:text-shadow="none" style:text-underline-style="none" fo:font-weight="bold" officeooo:rsid="0012e5ed" style:font-size-asian="18pt" style:font-style-asian="normal" style:font-weight-asian="bold" style:font-size-complex="18pt" style:font-weight-complex="bold" style:text-emphasize="none"/>
    </style:style>
    <style:style style:name="T26" style:family="text">
      <style:text-properties style:text-outline="false" style:text-line-through-style="none" style:text-line-through-type="none" fo:font-size="18pt" fo:font-style="normal" fo:text-shadow="none" style:text-underline-style="none" fo:font-weight="bold" officeooo:rsid="001584a3" style:font-size-asian="18pt" style:font-style-asian="normal" style:font-weight-asian="bold" style:font-size-complex="18pt" style:font-weight-complex="bold" style:text-emphasize="none"/>
    </style:style>
    <style:style style:name="T27" style:family="text">
      <style:text-properties style:text-outline="false" style:text-line-through-style="none" style:text-line-through-type="none" fo:font-size="18pt" fo:font-style="normal" fo:text-shadow="none" style:text-underline-style="none" fo:font-weight="bold" officeooo:rsid="0091d033" style:font-size-asian="18pt" style:font-style-asian="normal" style:font-weight-asian="bold" style:font-size-complex="18pt" style:font-weight-complex="bold" style:text-emphasize="none"/>
    </style:style>
    <style:style style:name="T28" style:family="text">
      <style:text-properties style:text-outline="false" style:text-line-through-style="none" style:text-line-through-type="none" fo:font-size="18pt" fo:font-style="normal" fo:text-shadow="none" style:text-underline-style="none" fo:font-weight="normal" officeooo:rsid="001584a3" style:font-size-asian="18pt" style:font-style-asian="normal" style:font-weight-asian="normal" style:font-size-complex="18pt" style:font-weight-complex="normal" style:text-emphasize="none"/>
    </style:style>
    <style:style style:name="T29" style:family="text">
      <style:text-properties style:text-outline="false" style:text-line-through-style="none" style:text-line-through-type="none" fo:font-size="18pt" fo:font-style="normal" fo:text-shadow="none" style:text-underline-style="none" style:font-size-asian="18pt" style:font-style-asian="normal" style:font-size-complex="18pt" style:text-emphasize="none"/>
    </style:style>
    <style:style style:name="T30" style:family="text">
      <style:text-properties style:text-outline="false" style:text-line-through-style="none" style:text-line-through-type="none" fo:font-size="18pt" fo:font-style="normal" fo:text-shadow="none" fo:font-weight="normal" style:font-size-asian="18pt" style:font-style-asian="normal" style:font-weight-asian="normal" style:font-size-complex="18pt" style:font-weight-complex="normal" style:text-emphasize="none"/>
    </style:style>
    <style:style style:name="T31" style:family="text">
      <style:text-properties style:text-outline="false" style:text-line-through-style="none" style:text-line-through-type="none" style:font-name="Liberation Serif" fo:font-size="18pt" fo:font-style="normal" fo:text-shadow="none" style:text-underline-style="none" fo:font-weight="bold" officeooo:rsid="0012e5ed" style:font-size-asian="18pt" style:font-style-asian="normal" style:font-weight-asian="bold" style:font-size-complex="18pt" style:font-weight-complex="bold" style:text-emphasize="none"/>
    </style:style>
    <style:style style:name="T32" style:family="text">
      <style:text-properties style:text-outline="false" style:text-line-through-style="none" style:text-line-through-type="none" style:font-name="Liberation Serif" fo:font-size="18pt" fo:font-style="normal" fo:text-shadow="none" style:text-underline-style="none" fo:font-weight="bold" officeooo:rsid="001584a3" style:font-size-asian="18pt" style:font-style-asian="normal" style:font-weight-asian="bold" style:font-size-complex="18pt" style:font-weight-complex="bold" style:text-emphasize="none"/>
    </style:style>
    <style:style style:name="T33" style:family="text">
      <style:text-properties style:text-outline="false" style:text-line-through-style="none" style:text-line-through-type="none" style:font-name="Liberation Serif" fo:font-size="18pt" fo:font-style="normal" fo:text-shadow="none" style:text-underline-style="none" fo:font-weight="bold" officeooo:rsid="00973e15" style:font-size-asian="18pt" style:font-style-asian="normal" style:font-weight-asian="bold" style:font-size-complex="18pt" style:font-weight-complex="bold" style:text-emphasize="none"/>
    </style:style>
    <style:style style:name="T34" style:family="text">
      <style:text-properties style:text-outline="false" style:text-line-through-style="none" style:text-line-through-type="none" style:font-name="Liberation Serif" fo:font-size="18pt" fo:font-style="normal" fo:text-shadow="none" style:text-underline-style="none" fo:font-weight="bold" officeooo:rsid="00912c1e" style:font-size-asian="18pt" style:font-style-asian="normal" style:font-weight-asian="bold" style:font-size-complex="18pt" style:font-weight-complex="bold" style:text-emphasize="none"/>
    </style:style>
    <style:style style:name="T35" style:family="text">
      <style:text-properties style:text-outline="false" style:text-line-through-style="none" style:text-line-through-type="none" style:font-name="Liberation Serif" fo:font-size="18pt" fo:font-style="normal" fo:text-shadow="none" style:text-underline-style="none" fo:font-weight="normal" style:font-size-asian="18pt" style:font-style-asian="normal" style:font-weight-asian="normal" style:font-size-complex="18pt" style:font-weight-complex="normal" style:text-emphasize="none"/>
    </style:style>
    <style:style style:name="T36" style:family="text">
      <style:text-properties style:text-outline="false" style:text-line-through-style="none" style:text-line-through-type="none" style:font-name="Liberation Serif" fo:font-size="18pt" fo:font-style="normal" fo:text-shadow="none" style:text-underline-style="none" fo:font-weight="normal" officeooo:rsid="001584a3" style:font-size-asian="18pt" style:font-style-asian="normal" style:font-weight-asian="normal" style:font-size-complex="18pt" style:font-weight-complex="normal" style:text-emphasize="none"/>
    </style:style>
    <style:style style:name="T3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38" style:family="text">
      <style:text-properties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weight-complex="normal" style:text-emphasize="none"/>
    </style:style>
    <style:style style:name="T39" style:family="text">
      <style:text-properties style:text-outline="false" style:text-line-through-style="none" style:text-line-through-type="none" style:font-name="Liberation Serif" fo:font-size="12pt" fo:font-style="normal" fo:text-shadow="none" fo:font-weight="normal" officeooo:rsid="001584a3" style:font-size-asian="12pt" style:font-style-asian="normal" style:font-weight-asian="normal" style:font-size-complex="12pt" style:font-weight-complex="normal" style:text-emphasize="none"/>
    </style:style>
    <style:style style:name="T40" style:family="text">
      <style:text-properties style:text-outline="false" style:text-line-through-style="none" style:text-line-through-type="none" fo:font-size="12pt" fo:font-style="normal" fo:text-shadow="none" style:text-underline-style="none" style:font-size-asian="12pt" style:font-style-asian="normal" style:font-size-complex="12pt" style:text-emphasize="none"/>
    </style:style>
    <style:style style:name="T41"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2" style:family="text">
      <style:text-properties style:text-outline="false" style:text-line-through-style="none" style:text-line-through-type="none" fo:font-size="12pt" fo:font-style="normal" fo:text-shadow="none" style:font-size-asian="12pt" style:font-style-asian="normal" style:font-size-complex="12pt" style:text-emphasize="none"/>
    </style:style>
    <style:style style:name="T43" style:family="text">
      <style:text-properties fo:font-weight="bold"/>
    </style:style>
    <style:style style:name="T44" style:family="text">
      <style:text-properties fo:font-weight="bold" officeooo:rsid="00ab7ef5" style:font-weight-asian="bold" style:font-weight-complex="bold"/>
    </style:style>
    <style:style style:name="T45" style:family="text">
      <style:text-properties fo:font-size="18pt" style:text-underline-style="none" fo:font-weight="normal" officeooo:rsid="0011f496" style:font-size-asian="15.75pt" style:font-weight-asian="normal" style:font-size-complex="18pt" style:font-weight-complex="normal"/>
    </style:style>
    <style:style style:name="T46" style:family="text">
      <style:text-properties fo:font-size="18pt" style:text-underline-style="none" fo:font-weight="normal" officeooo:rsid="007dddcd" style:font-size-asian="15.75pt" style:font-weight-asian="normal" style:font-size-complex="18pt" style:font-weight-complex="normal"/>
    </style:style>
    <style:style style:name="T47" style:family="text">
      <style:text-properties fo:font-size="18pt" style:text-underline-style="none" fo:font-weight="normal" officeooo:rsid="007dddcd" style:font-size-asian="18pt" style:font-weight-asian="normal" style:font-size-complex="18pt" style:font-weight-complex="normal"/>
    </style:style>
    <style:style style:name="T48" style:family="text">
      <style:text-properties fo:font-size="18pt" style:text-underline-style="none" fo:font-weight="normal" officeooo:rsid="008112ab" style:font-size-asian="18pt" style:font-weight-asian="normal" style:font-size-complex="18pt" style:font-weight-complex="normal"/>
    </style:style>
    <style:style style:name="T49" style:family="text">
      <style:text-properties fo:font-size="18pt" style:text-underline-style="none" fo:font-weight="normal" officeooo:rsid="009836de" style:font-size-asian="18pt" style:font-weight-asian="normal" style:font-size-complex="18pt" style:font-weight-complex="normal"/>
    </style:style>
    <style:style style:name="T50" style:family="text">
      <style:text-properties fo:font-size="18pt" style:text-underline-style="none" fo:font-weight="bold" officeooo:rsid="007dddcd" style:font-size-asian="15.75pt" style:font-weight-asian="bold" style:font-size-complex="18pt" style:font-weight-complex="bold"/>
    </style:style>
    <style:style style:name="T51" style:family="text">
      <style:text-properties fo:font-size="18pt" style:text-underline-style="none" fo:font-weight="bold" style:font-size-asian="18pt" style:font-weight-asian="bold" style:font-size-complex="18pt" style:font-weight-complex="bold"/>
    </style:style>
    <style:style style:name="T52" style:family="text">
      <style:text-properties fo:font-size="18pt" style:text-underline-style="none" fo:font-weight="bold" officeooo:rsid="007dddcd" style:font-size-asian="18pt" style:font-weight-asian="bold" style:font-size-complex="18pt" style:font-weight-complex="bold"/>
    </style:style>
    <style:style style:name="T53" style:family="text">
      <style:text-properties fo:font-size="18pt" style:text-underline-style="none" fo:font-weight="bold" officeooo:rsid="00a91d79" style:font-size-asian="18pt" style:font-weight-asian="bold" style:font-size-complex="18pt" style:font-weight-complex="bold"/>
    </style:style>
    <style:style style:name="T54" style:family="text">
      <style:text-properties fo:font-size="18pt" fo:font-weight="normal" style:font-size-asian="18pt" style:font-weight-asian="normal" style:font-size-complex="18pt" style:font-weight-complex="normal"/>
    </style:style>
    <style:style style:name="T55" style:family="text">
      <style:text-properties fo:font-size="18pt" style:text-underline-style="solid" style:text-underline-width="auto" style:text-underline-color="font-color" fo:font-weight="bold" officeooo:rsid="008112ab" style:font-size-asian="18pt" style:font-weight-asian="bold" style:font-size-complex="18pt" style:font-weight-complex="bold"/>
    </style:style>
    <style:style style:name="T56" style:family="text">
      <style:text-properties fo:font-size="18pt" style:text-underline-style="solid" style:text-underline-width="auto" style:text-underline-color="font-color" fo:font-weight="bold" officeooo:rsid="007dddcd" style:font-size-asian="18pt" style:font-weight-asian="bold" style:font-size-complex="18pt" style:font-weight-complex="bold"/>
    </style:style>
    <style:style style:name="T57" style:family="text">
      <style:text-properties fo:font-size="18pt" fo:font-weight="bold" style:font-size-asian="18pt" style:font-weight-asian="bold" style:font-size-complex="18pt" style:font-weight-complex="bold"/>
    </style:style>
    <style:style style:name="T58" style:family="text">
      <style:text-properties fo:font-size="18pt" fo:font-weight="bold" officeooo:rsid="008112ab" style:font-size-asian="18pt" style:font-weight-asian="bold" style:font-size-complex="18pt" style:font-weight-complex="bold"/>
    </style:style>
    <style:style style:name="T59" style:family="text">
      <style:text-properties fo:font-size="18pt" fo:font-weight="bold" officeooo:rsid="0091d033" style:font-size-asian="18pt" style:font-weight-asian="bold" style:font-size-complex="18pt" style:font-weight-complex="bold"/>
    </style:style>
    <style:style style:name="T60" style:family="text">
      <style:text-properties officeooo:rsid="007dddcd"/>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normal" officeooo:rsid="007dddcd" style:font-weight-asian="normal" style:font-weight-complex="normal"/>
    </style:style>
    <style:style style:name="T63" style:family="text">
      <style:text-properties style:text-underline-style="solid" style:text-underline-width="auto" style:text-underline-color="font-color" officeooo:rsid="00828bf1"/>
    </style:style>
    <style:style style:name="T64" style:family="text">
      <style:text-properties officeooo:rsid="0085fc9b"/>
    </style:style>
    <style:style style:name="T65" style:family="text">
      <style:text-properties officeooo:rsid="00861c86"/>
    </style:style>
    <style:style style:name="T66" style:family="text">
      <style:text-properties style:text-underline-style="none"/>
    </style:style>
    <style:style style:name="T67" style:family="text">
      <style:text-properties style:text-underline-style="none" fo:font-weight="normal" officeooo:rsid="007dddcd" style:font-weight-asian="normal" style:font-weight-complex="normal"/>
    </style:style>
    <style:style style:name="T68" style:family="text">
      <style:text-properties style:text-underline-style="none" fo:font-weight="normal" officeooo:rsid="00861c86" style:font-weight-asian="normal" style:font-weight-complex="normal"/>
    </style:style>
    <style:style style:name="T69" style:family="text">
      <style:text-properties officeooo:rsid="00973e15"/>
    </style:style>
    <style:style style:name="T70" style:family="text">
      <style:text-properties officeooo:rsid="009ac301"/>
    </style:style>
    <style:style style:name="T71" style:family="text">
      <style:text-properties officeooo:rsid="007fbd21"/>
    </style:style>
    <style:style style:name="T72" style:family="text">
      <style:text-properties officeooo:rsid="009b11db"/>
    </style:style>
    <style:style style:name="T73" style:family="text">
      <style:text-properties officeooo:rsid="00a6f4b3"/>
    </style:style>
    <style:style style:name="T74" style:family="text">
      <style:text-properties fo:font-variant="normal" fo:text-transform="none" fo:color="#212529" style:font-name="Inconsolata" fo:font-size="10.5pt" fo:letter-spacing="normal" style:text-underline-style="none" style:font-size-asian="12pt" style:font-size-complex="12pt"/>
    </style:style>
    <style:style style:name="T75" style:family="text">
      <style:text-properties fo:font-variant="normal" fo:text-transform="none" fo:color="#000000" style:font-name="lora" fo:font-size="12pt" fo:letter-spacing="normal" fo:font-style="normal" fo:font-weight="normal" style:font-size-asian="12pt" style:font-size-complex="12pt"/>
    </style:style>
    <style:style style:name="T76" style:family="text">
      <style:text-properties fo:font-variant="normal" fo:text-transform="none" fo:color="#000000" style:font-name="lora" fo:font-size="12pt" fo:letter-spacing="normal" fo:font-style="normal" fo:font-weight="normal" fo:background-color="#f9f2f4" loext:char-shading-value="0" style:font-size-asian="12pt" style:font-size-complex="12pt" loext:padding="0cm" loext:border="none"/>
    </style:style>
    <style:style style:name="T77" style:family="text">
      <style:text-properties fo:font-variant="normal" fo:text-transform="none" fo:color="#000000" style:font-name="lora" fo:font-size="12pt" fo:letter-spacing="normal" fo:font-style="normal" style:text-underline-style="none" fo:font-weight="normal" fo:background-color="transparent" loext:char-shading-value="0" style:font-size-asian="12pt" style:font-size-complex="12pt"/>
    </style:style>
    <style:style style:name="T78" style:family="text">
      <style:text-properties fo:font-variant="normal" fo:text-transform="none" fo:color="#000000" style:font-name="lora" fo:font-size="12pt" fo:letter-spacing="normal" fo:font-style="normal" style:text-underline-style="none" fo:font-weight="normal" style:font-size-asian="12pt" style:font-size-complex="12pt"/>
    </style:style>
    <style:style style:name="T79" style:family="text">
      <style:text-properties fo:font-variant="normal" fo:text-transform="none" fo:color="#000000" style:font-name="lora" fo:font-size="12pt" fo:letter-spacing="normal" fo:font-style="normal" fo:font-weight="bold" style:font-size-asian="12pt" style:font-size-complex="12pt"/>
    </style:style>
    <style:style style:name="T80" style:family="text">
      <style:text-properties fo:font-variant="normal" fo:text-transform="none" fo:color="#000000" style:font-name="Menlo" fo:font-size="12pt" fo:letter-spacing="normal" fo:font-style="normal" fo:font-weight="normal" fo:background-color="#f9f2f4" loext:char-shading-value="0" style:font-size-asian="12pt" style:font-size-complex="12pt" loext:padding="0cm" loext:border="none"/>
    </style:style>
    <style:style style:name="T81" style:family="text">
      <style:text-properties fo:font-variant="normal" fo:text-transform="none" fo:color="#000000" style:font-name="Menlo" fo:font-size="12pt" fo:letter-spacing="normal" fo:font-style="normal" fo:font-weight="normal" style:font-size-asian="12pt" style:font-size-complex="12pt" loext:padding="0cm" loext:border="none"/>
    </style:style>
    <style:style style:name="T82" style:family="text">
      <style:text-properties fo:font-variant="normal" fo:text-transform="none" fo:color="#000000" style:text-line-through-style="none" style:text-line-through-type="none" style:font-name="lora" fo:font-size="12pt" fo:letter-spacing="normal" fo:font-style="normal" style:text-underline-style="none" fo:font-weight="normal" style:text-blinking="false" fo:background-color="transparent" loext:char-shading-value="0" style:font-size-asian="12pt" style:font-size-complex="12pt"/>
    </style:style>
    <style:style style:name="T83" style:family="text">
      <style:text-properties fo:font-variant="normal" fo:text-transform="none" fo:color="#000000" style:text-outline="false" style:text-line-through-style="none" style:text-line-through-type="none" style:font-name="proxima-nova" fo:font-size="12pt" fo:letter-spacing="normal" fo:font-style="normal" fo:text-shadow="none" style:text-underline-style="none" fo:font-weight="normal" style:font-size-asian="10.5pt" style:font-style-asian="normal" style:font-weight-asian="normal" style:font-size-complex="12pt" style:font-weight-complex="normal" style:text-emphasize="none"/>
    </style:style>
    <style:style style:name="T84" style:family="text">
      <style:text-properties fo:font-variant="normal" fo:text-transform="none" fo:color="#000000" style:text-outline="false" style:text-line-through-style="none" style:text-line-through-type="none" style:font-name="proxima-nova" fo:font-size="11.25pt" fo:letter-spacing="normal" fo:font-style="normal" fo:text-shadow="none" style:text-underline-style="none" fo:font-weight="normal" style:font-size-asian="10.5pt" style:font-style-asian="normal" style:font-weight-asian="normal" style:font-size-complex="12pt" style:font-weight-complex="normal" style:text-emphasize="none" loext:padding="0cm" loext:border="none"/>
    </style:style>
    <style:style style:name="T85"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style:font-size-asian="10.5pt" style:font-style-asian="normal" style:font-weight-asian="normal" style:font-size-complex="12pt" style:font-weight-complex="normal" style:text-emphasize="none"/>
    </style:style>
    <style:style style:name="T86" style:family="text">
      <style:text-properties fo:font-variant="normal" fo:text-transform="none" fo:color="#000000" style:text-outline="false" style:text-line-through-style="none" style:text-line-through-type="none" fo:font-size="11.25pt" fo:letter-spacing="normal" fo:font-style="normal" fo:text-shadow="none" style:text-underline-style="none" fo:font-weight="normal" style:font-size-asian="10.5pt" style:font-style-asian="normal" style:font-weight-asian="normal" style:font-size-complex="12pt" style:font-weight-complex="normal" style:text-emphasize="none" loext:padding="0cm" loext:border="none"/>
    </style:style>
    <style:style style:name="T87"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style:font-size-asian="10.5pt" style:font-style-asian="normal" style:font-weight-asian="normal" style:font-size-complex="12pt" style:font-weight-complex="normal" style:text-emphasize="none"/>
    </style:style>
    <style:style style:name="T88" style:family="text">
      <style:text-properties fo:font-variant="normal" fo:text-transform="none" fo:color="#000000" style:text-outline="false" style:text-line-through-style="none" style:text-line-through-type="none" style:font-name="Liberation Serif" fo:font-size="11.25pt" fo:letter-spacing="normal" fo:font-style="normal" fo:text-shadow="none" style:text-underline-style="none" fo:font-weight="normal" style:font-size-asian="10.5pt" style:font-style-asian="normal" style:font-weight-asian="normal" style:font-size-complex="12pt" style:font-weight-complex="normal" style:text-emphasize="none" loext:padding="0cm" loext:border="none"/>
    </style:style>
    <style:style style:name="T89" style:family="text">
      <style:text-properties fo:font-variant="normal" fo:text-transform="none" fo:color="#000000" style:font-name="proxima-nova" fo:font-size="12pt" fo:letter-spacing="normal" fo:font-style="normal" fo:font-weight="normal"/>
    </style:style>
    <style:style style:name="T90" style:family="text">
      <style:text-properties fo:font-variant="normal" fo:text-transform="none" fo:color="#000000" style:font-name="proxima-nova" fo:font-size="12pt" fo:letter-spacing="normal" fo:font-style="normal" fo:font-weight="normal" officeooo:rsid="00abe1ca"/>
    </style:style>
    <style:style style:name="T91" style:family="text">
      <style:text-properties fo:font-variant="normal" fo:text-transform="none" fo:color="#000000" style:font-name="proxima-nova" fo:font-size="11.25pt" fo:letter-spacing="normal" fo:font-style="normal" fo:font-weight="normal" loext:padding="0cm" loext:border="none"/>
    </style:style>
    <style:style style:name="T92" style:family="text">
      <style:text-properties fo:font-variant="normal" fo:text-transform="none" fo:color="#000000" fo:font-size="12pt" fo:letter-spacing="normal" fo:font-style="normal" fo:font-weight="normal"/>
    </style:style>
    <style:style style:name="T93" style:family="text">
      <style:text-properties fo:font-variant="normal" fo:text-transform="none" fo:color="#000000" fo:font-size="12pt" fo:letter-spacing="normal" fo:font-style="normal" fo:font-weight="normal" officeooo:rsid="00abe1ca"/>
    </style:style>
    <style:style style:name="T94" style:family="text">
      <style:text-properties fo:font-variant="normal" fo:text-transform="none" fo:color="#000000" fo:font-size="11.25pt" fo:letter-spacing="normal" fo:font-style="normal" fo:font-weight="normal" loext:padding="0cm" loext:border="none"/>
    </style:style>
    <style:style style:name="T95" style:family="text">
      <style:text-properties fo:font-variant="normal" fo:text-transform="none" fo:color="#000000" style:font-name="Liberation Serif" fo:font-size="12pt" fo:letter-spacing="normal" fo:font-style="normal" fo:font-weight="normal"/>
    </style:style>
    <style:style style:name="T96" style:family="text">
      <style:text-properties fo:font-variant="normal" fo:text-transform="none" fo:color="#000000" style:font-name="Liberation Serif" fo:font-size="12pt" fo:letter-spacing="normal" fo:font-style="normal" fo:font-weight="normal" officeooo:rsid="00abe1ca"/>
    </style:style>
    <style:style style:name="T97" style:family="text">
      <style:text-properties fo:font-variant="normal" fo:text-transform="none" fo:color="#000000" style:font-name="Liberation Serif" fo:font-size="11.25pt" fo:letter-spacing="normal" fo:font-style="normal" fo:font-weight="normal" loext:padding="0cm" loext:border="none"/>
    </style:style>
    <style:style style:name="T98" style:family="text">
      <style:text-properties fo:font-variant="normal" fo:text-transform="none" style:font-name="open sans" fo:letter-spacing="normal" fo:font-style="normal" fo:font-weight="bold"/>
    </style:style>
    <style:style style:name="T99" style:family="text">
      <style:text-properties fo:font-variant="normal" fo:text-transform="none" style:font-name="open sans" fo:letter-spacing="normal" fo:font-style="normal" fo:font-weight="bold" officeooo:rsid="00a9e97c"/>
    </style:style>
    <style:style style:name="T100" style:family="text">
      <style:text-properties fo:font-variant="normal" fo:text-transform="none" fo:color="#24292e" style:text-outline="false" style:text-line-through-style="none" style:text-line-through-type="none" style:font-name="apple-system" fo:font-size="18pt" fo:letter-spacing="normal" fo:font-style="normal" fo:text-shadow="none" style:text-underline-style="none" fo:font-weight="normal" style:font-size-asian="18pt" style:font-style-asian="normal" style:font-weight-asian="normal" style:font-size-complex="18pt" style:font-weight-complex="normal" style:text-emphasize="none"/>
    </style:style>
    <style:style style:name="T101" style:family="text">
      <style:text-properties fo:font-variant="normal" fo:text-transform="none" fo:color="#24292e" style:text-outline="false" style:text-line-through-style="none" style:text-line-through-type="none" style:font-name="apple-system" fo:font-size="18pt" fo:letter-spacing="normal" fo:font-style="normal" fo:text-shadow="none" style:text-underline-style="none" fo:font-weight="normal" officeooo:rsid="00abe1ca" style:font-size-asian="18pt" style:font-style-asian="normal" style:font-weight-asian="normal" style:font-size-complex="18pt" style:font-weight-complex="normal" style:text-emphasize="none"/>
    </style:style>
    <style:style style:name="T102" style:family="text">
      <style:text-properties fo:font-variant="normal" fo:text-transform="none" fo:color="#24292e" style:text-outline="false" style:text-line-through-style="none" style:text-line-through-type="none" style:font-name="apple-system" fo:font-size="18pt" fo:letter-spacing="normal" fo:font-style="normal" fo:text-shadow="none" style:text-underline-style="none" fo:font-weight="bold" officeooo:rsid="00abe1ca" style:font-size-asian="18pt" style:font-style-asian="normal" style:font-weight-asian="bold" style:font-size-complex="18pt" style:font-weight-complex="bold" style:text-emphasize="none"/>
    </style:style>
    <style:style style:name="T103" style:family="text">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style:font-size-asian="10.5pt" style:font-style-asian="normal" style:font-weight-asian="normal" style:font-size-complex="12pt" style:font-weight-complex="normal" style:text-emphasize="none"/>
    </style:style>
    <style:style style:name="T104" style:family="text">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be1ca" style:font-size-asian="10.5pt" style:font-style-asian="normal" style:font-weight-asian="normal" style:font-size-complex="12pt" style:font-weight-complex="normal" style:text-emphasize="none"/>
    </style:style>
    <style:style style:name="T105" style:family="text">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be1ca" style:font-size-asian="12pt" style:font-style-asian="normal" style:font-weight-asian="normal" style:font-size-complex="12pt" style:font-weight-complex="normal" style:text-emphasize="none"/>
    </style:style>
    <style:style style:name="T106" style:family="text">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bold" officeooo:rsid="00abe1ca" style:font-size-asian="12pt" style:font-style-asian="normal" style:font-weight-asian="bold" style:font-size-complex="12pt" style:font-weight-complex="bold" style:text-emphasize="none"/>
    </style:style>
    <style:style style:name="T107" style:family="text">
      <style:text-properties fo:font-variant="normal" fo:text-transform="none" fo:color="#24292e" style:text-outline="false" style:text-line-through-style="none" style:text-line-through-type="none" style:font-name="apple-system" fo:letter-spacing="normal" fo:font-style="normal" fo:text-shadow="none" style:text-underline-style="none" fo:font-weight="normal" style:font-style-asian="normal" style:font-weight-asian="normal" style:font-weight-complex="normal" style:text-emphasize="none"/>
    </style:style>
    <style:style style:name="T108" style:family="text">
      <style:text-properties fo:font-variant="normal" fo:text-transform="none" fo:color="#24292e" style:text-outline="false" style:text-line-through-style="none" style:text-line-through-type="none" style:font-name="apple-system" fo:letter-spacing="normal" fo:font-style="normal" fo:text-shadow="none" style:text-underline-style="none" fo:font-weight="normal" officeooo:rsid="00abe1ca" style:font-style-asian="normal" style:font-weight-asian="normal" style:font-weight-complex="normal" style:text-emphasize="none"/>
    </style:style>
    <style:style style:name="T109" style:family="text">
      <style:text-properties fo:font-variant="normal" fo:text-transform="none" fo:color="#24292e" style:text-outline="false" style:text-line-through-style="none" style:text-line-through-type="none" style:font-name="apple-system" fo:letter-spacing="normal" fo:font-style="normal" fo:text-shadow="none" style:text-underline-style="none" style:font-style-asian="normal" style:text-emphasize="none"/>
    </style:style>
    <style:style style:name="T110" style:family="text">
      <style:text-properties fo:font-variant="normal" fo:text-transform="none" fo:color="#24292e" style:text-outline="false" style:text-line-through-style="none" style:text-line-through-type="none" style:font-name="apple-system" fo:letter-spacing="normal" fo:font-style="normal" fo:text-shadow="none" style:text-underline-style="none" officeooo:rsid="00abe1ca" style:font-style-asian="normal" style:text-emphasize="none"/>
    </style:style>
    <style:style style:name="T111" style:family="text">
      <style:text-properties fo:font-variant="normal" fo:text-transform="none" fo:color="#24292e" style:text-outline="false" style:text-line-through-style="none" style:text-line-through-type="none" style:font-name="apple-system" fo:letter-spacing="normal" fo:font-style="normal" fo:text-shadow="none" style:text-underline-style="none" officeooo:rsid="00acd87b" style:font-style-asian="normal" style:text-emphasize="none"/>
    </style:style>
    <style:style style:name="T112" style:family="text">
      <style:text-properties fo:font-variant="normal" fo:text-transform="none" fo:color="#24292e" style:text-outline="false" style:text-line-through-style="none" style:text-line-through-type="none" style:font-name="apple-system" fo:letter-spacing="normal" fo:font-style="normal" fo:text-shadow="none" style:text-underline-style="none" fo:font-weight="bold" officeooo:rsid="00abe1ca" style:font-style-asian="normal" style:font-weight-asian="bold" style:font-weight-complex="bold" style:text-emphasize="none"/>
    </style:style>
    <style:style style:name="T113" style:family="text">
      <style:text-properties fo:font-variant="normal" fo:text-transform="none" fo:color="#24292e" style:text-outline="false" style:text-line-through-style="none" style:text-line-through-type="none" fo:font-size="12pt" fo:letter-spacing="normal" fo:font-style="normal" fo:text-shadow="none" style:text-underline-style="none" fo:font-weight="normal" officeooo:rsid="00abe1ca" style:font-size-asian="10.5pt" style:font-style-asian="normal" style:font-weight-asian="normal" style:font-size-complex="12pt" style:font-weight-complex="normal" style:text-emphasize="none"/>
    </style:style>
    <style:style style:name="T114" style:family="text">
      <style:text-properties fo:font-variant="normal" fo:text-transform="none" fo:color="#24292e" style:text-outline="false" style:text-line-through-style="none" style:text-line-through-type="none" style:font-name="Liberation Serif" fo:font-size="12pt" fo:letter-spacing="normal" fo:font-style="normal" fo:text-shadow="none" style:text-underline-style="none" fo:font-weight="normal" officeooo:rsid="00abe1ca" style:font-size-asian="12pt" style:font-style-asian="normal" style:font-weight-asian="normal" style:font-size-complex="12pt" style:font-weight-complex="normal" style:text-emphasize="none"/>
    </style:style>
    <style:style style:name="T115" style:family="text">
      <style:text-properties fo:font-variant="normal" fo:text-transform="none" fo:color="#24292e" style:text-outline="false" style:text-line-through-style="none" style:text-line-through-type="none" fo:letter-spacing="normal" fo:font-style="normal" fo:text-shadow="none" style:text-underline-style="none" style:font-style-asian="normal" style:text-emphasize="none"/>
    </style:style>
    <style:style style:name="T116" style:family="text">
      <style:text-properties fo:font-variant="normal" fo:text-transform="none" fo:color="#24292e" style:text-outline="false" style:text-line-through-style="none" style:text-line-through-type="none" fo:letter-spacing="normal" fo:font-style="normal" fo:text-shadow="none" style:text-underline-style="none" officeooo:rsid="00abe1ca" style:font-style-asian="normal" style:text-emphasize="none"/>
    </style:style>
    <style:style style:name="T117" style:family="text">
      <style:text-properties fo:font-variant="normal" fo:text-transform="none" fo:color="#24292e" style:text-outline="false" style:text-line-through-style="none" style:text-line-through-type="none" fo:letter-spacing="normal" fo:font-style="normal" fo:text-shadow="none" style:text-underline-style="none" officeooo:rsid="00acd87b" style:font-style-asian="normal" style:text-emphasize="none"/>
    </style:style>
    <style:style style:name="T118" style:family="text">
      <style:text-properties fo:font-variant="normal" fo:text-transform="none" fo:color="#24292e" style:text-outline="false" style:text-line-through-style="none" style:text-line-through-type="none" fo:letter-spacing="normal" fo:font-style="normal" fo:text-shadow="none" style:text-underline-style="none" fo:font-weight="bold" officeooo:rsid="00abe1ca" style:font-style-asian="normal" style:font-weight-asian="bold" style:font-weight-complex="bold" style:text-emphasize="none"/>
    </style:style>
    <style:style style:name="T119" style:family="text">
      <style:text-properties fo:font-variant="normal" fo:text-transform="none" fo:color="#24292e" style:text-outline="false" style:text-line-through-style="none" style:text-line-through-type="none" fo:font-size="18pt" fo:letter-spacing="normal" fo:font-style="normal" fo:text-shadow="none" style:text-underline-style="none" fo:font-weight="bold" officeooo:rsid="00abe1ca" style:font-size-asian="18pt" style:font-style-asian="normal" style:font-weight-asian="bold" style:font-size-complex="18pt" style:font-weight-complex="bold" style:text-emphasize="none"/>
    </style:style>
    <style:style style:name="T120" style:family="text">
      <style:text-properties fo:font-variant="normal" fo:text-transform="none" fo:color="#24292e" style:text-outline="false" style:text-line-through-style="none" style:text-line-through-type="none" fo:font-size="18pt" fo:letter-spacing="normal" fo:font-style="normal" fo:text-shadow="none" style:text-underline-style="none" fo:font-weight="normal" style:font-size-asian="18pt" style:font-style-asian="normal" style:font-weight-asian="normal" style:font-size-complex="18pt" style:font-weight-complex="normal" style:text-emphasize="none"/>
    </style:style>
    <style:style style:name="T121" style:family="text">
      <style:text-properties fo:font-variant="normal" fo:text-transform="none" fo:color="#303030" style:text-outline="false" style:text-line-through-style="none" style:text-line-through-type="none" style:font-name="PT Sans" fo:font-size="12pt" fo:letter-spacing="normal" fo:font-style="normal" fo:text-shadow="none" style:text-underline-style="none" officeooo:rsid="00abe1ca" style:font-size-asian="12pt" style:font-style-asian="normal" style:font-size-complex="12pt" style:text-emphasize="none"/>
    </style:style>
    <style:style style:name="T122" style:family="text">
      <style:text-properties fo:font-variant="normal" fo:text-transform="none" fo:color="#303030" style:text-outline="false" style:text-line-through-style="none" style:text-line-through-type="none" style:font-name="PT Sans" fo:font-size="12pt" fo:letter-spacing="normal" fo:font-style="normal" fo:text-shadow="none" style:text-underline-style="none" fo:font-weight="bold" officeooo:rsid="00abe1ca" style:font-size-asian="12pt" style:font-style-asian="normal" style:font-weight-asian="bold" style:font-size-complex="12pt" style:font-weight-complex="bold" style:text-emphasize="none"/>
    </style:style>
    <style:style style:name="T123" style:family="text">
      <style:text-properties fo:font-variant="normal" fo:text-transform="none" fo:color="#303030" style:text-outline="false" style:text-line-through-style="none" style:text-line-through-type="none" style:font-name="PT Sans" fo:font-size="12pt" fo:letter-spacing="normal" fo:font-style="normal" fo:text-shadow="none" style:text-underline-style="none" fo:font-weight="normal" officeooo:rsid="00abe1ca" style:font-size-asian="12pt" style:font-style-asian="normal" style:font-weight-asian="normal" style:font-size-complex="12pt" style:font-weight-complex="normal" style:text-emphasize="none"/>
    </style:style>
    <style:style style:name="T124" style:family="text">
      <style:text-properties fo:font-variant="normal" fo:text-transform="none" fo:color="#303030" style:text-outline="false" style:text-line-through-style="none" style:text-line-through-type="none" style:font-name="PT Sans" fo:font-size="15pt" fo:letter-spacing="normal" fo:font-style="normal" fo:text-shadow="none" style:text-underline-style="none" style:font-size-asian="10.5pt" style:font-style-asian="normal" style:font-size-complex="12pt" style:text-emphasize="none"/>
    </style:style>
    <style:style style:name="T125" style:family="text">
      <style:text-properties fo:font-variant="normal" fo:text-transform="none" fo:color="#303030" style:text-outline="false" style:text-line-through-style="none" style:text-line-through-type="none" style:font-name="PT Sans" fo:font-size="15pt" fo:letter-spacing="normal" fo:font-style="normal" fo:text-shadow="none" style:text-underline-style="none" officeooo:rsid="00abe1ca" style:font-size-asian="10.5pt" style:font-style-asian="normal" style:font-size-complex="12pt" style:text-emphasize="none"/>
    </style:style>
    <style:style style:name="T126" style:family="text">
      <style:text-properties fo:font-variant="normal" fo:text-transform="none" fo:color="#303030" style:text-outline="false" style:text-line-through-style="none" style:text-line-through-type="none" style:font-name="PT Sans" fo:letter-spacing="normal" fo:font-style="normal" fo:text-shadow="none" style:text-underline-style="none" officeooo:rsid="00abe1ca" style:font-style-asian="normal" style:text-emphasize="none"/>
    </style:style>
    <style:style style:name="T127" style:family="text">
      <style:text-properties fo:font-variant="normal" fo:text-transform="none" fo:color="#303030" style:text-outline="false" style:text-line-through-style="none" style:text-line-through-type="none" fo:font-size="12pt" fo:letter-spacing="normal" fo:font-style="normal" fo:text-shadow="none" style:text-underline-style="none" fo:font-weight="normal" officeooo:rsid="00abe1ca" style:font-size-asian="12pt" style:font-style-asian="normal" style:font-weight-asian="normal" style:font-size-complex="12pt" style:font-weight-complex="normal" style:text-emphasize="none"/>
    </style:style>
    <style:style style:name="T128" style:family="text">
      <style:text-properties fo:font-variant="normal" fo:text-transform="none" fo:color="#303030" style:text-outline="false" style:text-line-through-style="none" style:text-line-through-type="none" style:font-name="Liberation Serif" fo:font-size="12pt" fo:letter-spacing="normal" fo:font-style="normal" fo:text-shadow="none" style:text-underline-style="none" fo:font-weight="normal" officeooo:rsid="00abe1ca" style:font-size-asian="12pt" style:font-style-asian="normal" style:font-weight-asian="normal" style:font-size-complex="12pt" style:font-weight-complex="normal" style:text-emphasize="none"/>
    </style:style>
    <style:style style:name="T129" style:family="text">
      <style:text-properties fo:font-variant="normal" fo:text-transform="none" fo:color="#515151" style:text-outline="false" style:text-line-through-style="none" style:text-line-through-type="none" style:font-name="PT Sans" fo:font-size="12pt" fo:letter-spacing="normal" fo:font-style="normal" fo:text-shadow="none" style:text-underline-style="none" fo:font-weight="normal" officeooo:rsid="00abe1ca" style:font-size-asian="12pt" style:font-style-asian="normal" style:font-weight-asian="normal" style:font-size-complex="12pt" style:font-weight-complex="normal" style:text-emphasize="none"/>
    </style:style>
    <style:style style:name="T130" style:family="text">
      <style:text-properties fo:font-variant="normal" fo:text-transform="none" fo:color="#515151" style:text-outline="false" style:text-line-through-style="none" style:text-line-through-type="none" style:font-name="PT Sans" fo:font-size="12pt" fo:letter-spacing="normal" fo:font-style="normal" fo:text-shadow="none" style:text-underline-style="none" officeooo:rsid="00abe1ca" style:font-size-asian="12pt" style:font-style-asian="normal" style:font-size-complex="12pt" style:text-emphasize="none"/>
    </style:style>
    <style:style style:name="T131" style:family="text">
      <style:text-properties fo:font-variant="normal" fo:text-transform="none" fo:color="#515151" style:text-outline="false" style:text-line-through-style="none" style:text-line-through-type="none" style:font-name="PT Sans" fo:font-size="12pt" fo:letter-spacing="normal" fo:font-style="normal" fo:text-shadow="none" style:text-underline-style="none" fo:font-weight="bold" officeooo:rsid="00abe1ca" style:font-size-asian="12pt" style:font-style-asian="normal" style:font-weight-asian="bold" style:font-size-complex="12pt" style:font-weight-complex="bold" style:text-emphasize="none"/>
    </style:style>
    <style:style style:name="T132" style:family="text">
      <style:text-properties fo:font-variant="normal" fo:text-transform="none" fo:color="#515151" style:text-outline="false" style:text-line-through-style="none" style:text-line-through-type="none" style:font-name="PT Sans" fo:font-size="15pt" fo:letter-spacing="normal" fo:font-style="normal" fo:text-shadow="none" style:text-underline-style="none" fo:font-weight="normal" style:font-size-asian="10.5pt" style:font-style-asian="normal" style:font-weight-asian="normal" style:font-size-complex="12pt" style:font-weight-complex="normal" style:text-emphasize="none"/>
    </style:style>
    <style:style style:name="T133" style:family="text">
      <style:text-properties fo:font-variant="normal" fo:text-transform="none" fo:color="#515151" style:text-outline="false" style:text-line-through-style="none" style:text-line-through-type="none" style:font-name="PT Sans" fo:font-size="15pt" fo:letter-spacing="normal" fo:font-style="normal" fo:text-shadow="none" style:text-underline-style="none" fo:font-weight="normal" officeooo:rsid="00abe1ca" style:font-size-asian="10.5pt" style:font-style-asian="normal" style:font-weight-asian="normal" style:font-size-complex="12pt" style:font-weight-complex="normal" style:text-emphasize="none"/>
    </style:style>
    <style:style style:name="T134" style:family="text">
      <style:text-properties fo:font-variant="normal" fo:text-transform="none" fo:color="#515151" style:text-outline="false" style:text-line-through-style="none" style:text-line-through-type="none" style:font-name="PT Sans" fo:letter-spacing="normal" fo:font-style="normal" fo:text-shadow="none" style:text-underline-style="none" fo:font-weight="normal" officeooo:rsid="00abe1ca" style:font-style-asian="normal" style:font-weight-asian="normal" style:font-weight-complex="normal" style:text-emphasize="none"/>
    </style:style>
    <style:style style:name="T135" style:family="text">
      <style:text-properties fo:font-variant="normal" fo:text-transform="none" fo:color="#515151" style:text-outline="false" style:text-line-through-style="none" style:text-line-through-type="none" fo:font-size="12pt" fo:letter-spacing="normal" fo:font-style="normal" fo:text-shadow="none" style:text-underline-style="none" fo:font-weight="normal" officeooo:rsid="00abe1ca" style:font-size-asian="12pt" style:font-style-asian="normal" style:font-weight-asian="normal" style:font-size-complex="12pt" style:font-weight-complex="normal" style:text-emphasize="none"/>
    </style:style>
    <style:style style:name="T136" style:family="text">
      <style:text-properties fo:font-variant="normal" fo:text-transform="none" fo:color="#515151" style:text-outline="false" style:text-line-through-style="none" style:text-line-through-type="none" style:font-name="Liberation Serif" fo:font-size="12pt" fo:letter-spacing="normal" fo:font-style="normal" fo:text-shadow="none" style:text-underline-style="none" fo:font-weight="normal" officeooo:rsid="00abe1ca" style:font-size-asian="12pt" style:font-style-asian="normal" style:font-weight-asian="normal" style:font-size-complex="12pt" style:font-weight-complex="normal" style:text-emphasize="none"/>
    </style:style>
    <style:style style:name="T137" style:family="text">
      <style:text-properties fo:color="#000000" fo:font-size="12pt" style:font-size-asian="12pt" style:font-size-complex="12pt"/>
    </style:style>
    <style:style style:name="T138" style:family="text">
      <style:text-properties officeooo:rsid="00ab7ef5"/>
    </style:style>
    <style:style style:name="T139" style:family="text">
      <style:text-properties officeooo:rsid="00abe1ca"/>
    </style:style>
    <style:style style:name="T140" style:family="text">
      <style:text-properties fo:color="#24292e" style:text-outline="false" style:text-line-through-style="none" style:text-line-through-type="none" style:font-name="apple-system" fo:font-size="12pt" fo:text-shadow="none" style:text-underline-style="none" fo:font-weight="normal" style:font-size-asian="10.5pt" style:font-style-asian="normal" style:font-weight-asian="normal" style:font-size-complex="12pt" style:font-weight-complex="normal" style:text-emphasize="none"/>
    </style:style>
    <style:style style:name="T141" style:family="text">
      <style:text-properties fo:color="#24292e" style:text-outline="false" style:text-line-through-style="none" style:text-line-through-type="none" style:font-name="apple-system" fo:text-shadow="none" style:text-underline-style="none" fo:font-weight="normal" style:font-style-asian="normal" style:font-weight-asian="normal" style:font-weight-complex="normal" style:text-emphasize="none"/>
    </style:style>
    <style:style style:name="T142" style:family="text">
      <style:text-properties fo:color="#24292e" style:text-outline="false" style:text-line-through-style="none" style:text-line-through-type="none" style:font-name="apple-system" fo:text-shadow="none" style:text-underline-style="none" style:font-style-asian="normal" style:text-emphasize="none"/>
    </style:style>
    <style:style style:name="T143" style:family="text">
      <style:text-properties fo:color="#24292e" style:text-outline="false" style:text-line-through-style="none" style:text-line-through-type="none" fo:text-shadow="none" style:text-underline-style="none" style:font-style-asian="normal" style:text-emphasize="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ext:span text:style-name="T73">ssignment 2</text:span></text:p>
      <text:p text:style-name="P2"/>
      <text:p text:style-name="P3"><text:span text:style-name="T61">TASK 1</text:span> :- <text:span text:style-name="T60">How would you check:-</text:span></text:p>
      <text:p text:style-name="P4"><text:span text:style-name="T60">a) </text:span><text:span text:style-name="T1">Memory used by a process (RAM)?</text:span></text:p>
      <text:p text:style-name="P8"><text:span text:style-name="T62">Ans-</text:span><text:span text:style-name="T1"> </text:span><text:span text:style-name="T2">4</text:span><text:span text:style-name="T1"> commands to check memory used by a process :-</text:span></text:p>
      <text:p text:style-name="P7">1. free command</text:p>
      <text:p text:style-name="P7"><text:span text:style-name="T65">2</text:span>. top command</text:p>
      <text:p text:style-name="P7"><text:span text:style-name="T65">3</text:span>. htop</text:p>
      <text:p text:style-name="P34">4. ps -aux –sort rss</text:p>
      <text:p text:style-name="P34"/>
      <text:p text:style-name="P6"><text:span text:style-name="T50">b) </text:span><text:span text:style-name="T46">T</text:span><text:span text:style-name="T54">otal number of open files by a process?</text:span></text:p>
      <text:p text:style-name="P9"><text:span text:style-name="T62">Ans-</text:span><text:span text:style-name="T67"> lsof -</text:span><text:span text:style-name="T68">p (pid)</text:span></text:p>
      <text:p text:style-name="P9"><text:span text:style-name="T68"/></text:p>
      <text:p text:style-name="P9"><text:span text:style-name="T52">c) </text:span><text:span text:style-name="T47">Running duration of a process?</text:span></text:p>
      <text:p text:style-name="P9"><text:span text:style-name="T62">Ans-</text:span><text:span text:style-name="T67"> ps -aux command</text:span></text:p>
      <text:p text:style-name="P5"/>
      <text:p text:style-name="P6"><text:span text:style-name="T56">Task 2</text:span><text:span text:style-name="T52"> :- What is file descriptor?</text:span><text:span text:style-name="T45"> </text:span><text:span text:style-name="T3"><text:s text:c="8"/></text:span></text:p>
      <text:p text:style-name="P6"><text:span text:style-name="T10">A</text:span><text:span text:style-name="T11">ns-</text:span><text:span text:style-name="T47"> </text:span><text:span text:style-name="T4">A </text:span><text:span text:style-name="T7">file descriptor</text:span><text:span text:style-name="T4"> is a number that uniquely identifies an open </text:span><text:span text:style-name="T5">file</text:span><text:span text:style-name="T4"> in a computer's </text:span><text:span text:style-name="T5">operating system</text:span><text:span text:style-name="T4">. It describes a data resource, and how that resource may be accessed.</text:span></text:p>
      <text:p text:style-name="P29">When a program asks to open a file — or another data resource, like a <text:span text:style-name="T71">network socket</text:span> — the <text:span text:style-name="T71">kernel</text:span> of the operating system grants access, makes an entry in the global file table, and provides the software with the location of that entry.</text:p>
      <text:p text:style-name="P29">The descriptor is identified by a unique non-negative <text:span text:style-name="T71">integer</text:span>, such as <text:span text:style-name="T43">0</text:span>, <text:span text:style-name="T43">12</text:span>, or <text:span text:style-name="T43">567</text:span>. At least one file descriptor exists for every open file on the system.</text:p>
      <text:p text:style-name="P26"><text:span text:style-name="T55">TASK 3</text:span><text:span text:style-name="T58"> :- </text:span><text:span text:style-name="T57">How to kill a process :-</text:span></text:p>
      <text:p text:style-name="P26"><text:span text:style-name="T13">Ans-</text:span><text:span text:style-name="T48"> </text:span><text:span text:style-name="T8">A process, also known as a task, is the running form of a program. Programs are stored on disk and processes run in memory. Processes have a parent/child relationship. A process can spawn one or more children. Multiple processes can run in parallel.</text:span></text:p>
      <text:p text:style-name="P28">The process status (ps) command lists the processes that are associated with your shell.</text:p>
      <text:p text:style-name="P27">Forcefully – kill -9 <text:s/></text:p>
      <text:p text:style-name="P27">Gracefully – kill , <text:s/>pkill</text:p>
      <text:p text:style-name="P32"><text:span text:style-name="T61">TASK </text:span><text:span text:style-name="T63">4</text:span> :- <text:s/><text:span text:style-name="T64">What are signals?</text:span></text:p>
      <text:p text:style-name="P36"><text:span text:style-name="T53">Ans :- </text:span><text:span text:style-name="T75">A somewhat common (though if it happens to you a lot, than that may be sign that something is wrong) issue is when you run </text:span><text:span text:style-name="Source_20_Text"><text:span text:style-name="T80">kill &lt;pid&gt; </text:span></text:span><text:span text:style-name="T75">on a process and the process does not terminate. This can happen for many reasons but what can you do in those scenarios? Well a common response is to use the </text:span><text:span text:style-name="Source_20_Text"><text:span text:style-name="T80">kill </text:span></text:span><text:span text:style-name="T75">command with the </text:span><text:span text:style-name="Source_20_Text"><text:span text:style-name="T80">-9 </text:span></text:span><text:span text:style-name="T75">flag.</text:span></text:p>
      <text:p text:style-name="Text_20_body"><text:soft-page-break/><text:span text:style-name="T137"><text:line-break/></text:span><text:span text:style-name="T75">So why does </text:span><text:span text:style-name="Source_20_Text"><text:span text:style-name="T80">-9 </text:span></text:span><text:span text:style-name="T75">work? Well when the </text:span><text:span text:style-name="Source_20_Text"><text:span text:style-name="T80">kill </text:span></text:span><text:span text:style-name="T75">command is run it is actually sending a </text:span><text:a xlink:type="simple" xlink:href="http://man7.org/linux/man-pages/man7/signal.7.html" text:style-name="Internet_20_link" text:visited-style-name="Visited_20_Internet_20_Link">singal</text:a><text:span text:style-name="T77"> </text:span><text:span text:style-name="T78">to</text:span><text:span text:style-name="T75"> the process. By default the </text:span><text:span text:style-name="Source_20_Text"><text:span text:style-name="T80">kill </text:span></text:span><text:span text:style-name="T75">command will send a </text:span><text:span text:style-name="Source_20_Text"><text:span text:style-name="T80">SIGTERM </text:span></text:span><text:span text:style-name="T75">signal to the specified process.</text:span></text:p>
      <text:p text:style-name="P70">Signal Numbers and Dispositions</text:p>
      <text:p text:style-name="P45"><text:span text:style-name="T137"><text:line-break/></text:span><text:span text:style-name="T75">Each </text:span><text:span text:style-name="Strong_20_Emphasis"><text:span text:style-name="T79">signal </text:span></text:span><text:span text:style-name="T75">has a numeric Value and an Action associated to it, the numeric values can be used with commands such as </text:span><text:span text:style-name="Source_20_Text"><text:span text:style-name="T80">kill </text:span></text:span><text:span text:style-name="T75">o define which signal is sent to the process. Each signal also has an </text:span><text:span text:style-name="Strong_20_Emphasis"><text:span text:style-name="T79">"action" </text:span></text:span><text:span text:style-name="T75">or </text:span><text:span text:style-name="Strong_20_Emphasis"><text:span text:style-name="T79">"disposition" </text:span></text:span><text:span text:style-name="T75">associated with it which defines what type of action this signal should invoke.</text:span></text:p>
      <text:p text:style-name="P72">Signal Actions</text:p>
      <text:p text:style-name="P48"><text:span text:style-name="T75">While there are several </text:span><text:span text:style-name="Strong_20_Emphasis"><text:span text:style-name="T79">actions </text:span></text:span><text:span text:style-name="T75">for the various signals on a Linux system, I want to highlight the below as they are the most commonly used signals from a process termination perspective.</text:span></text:p>
      <text:list xml:id="list499134230995711633" text:style-name="L1">
        <text:list-item>
          <text:p text:style-name="P56"><text:span text:style-name="Strong_20_Emphasis"><text:span text:style-name="T79">Term </text:span></text:span><text:span text:style-name="T75">- This action is used to signal that the process should terminate</text:span></text:p>
        </text:list-item>
        <text:list-item>
          <text:p text:style-name="P56"><text:span text:style-name="Strong_20_Emphasis"><text:span text:style-name="T79">Core </text:span></text:span><text:span text:style-name="T75">- This action is used to signal that the process should core dump and then terminate</text:span></text:p>
        </text:list-item>
      </text:list>
      <text:p text:style-name="P73"><text:span text:style-name="T98">Common </text:span><text:span text:style-name="T99">signals</text:span></text:p>
      <text:p text:style-name="P48"><text:span text:style-name="Source_20_Text"><text:span text:style-name="T80">SIGHUP</text:span></text:span><text:span text:style-name="Source_20_Text"><text:span text:style-name="T76"> </text:span></text:span><text:span text:style-name="Strong_20_Emphasis"><text:span text:style-name="T79">- 1 - Term</text:span></text:span></text:p>
      <text:list xml:id="list4148380289449507531" text:style-name="L2">
        <text:list-item>
          <text:p text:style-name="P57"><text:span text:style-name="T75">The </text:span><text:span text:style-name="Source_20_Text"><text:span text:style-name="T80">SIGHUP </text:span></text:span><text:span text:style-name="T75">signal is commonly used to tell a process to shutdown and restart, this signal can be caught and ignored by a process.</text:span></text:p>
        </text:list-item>
      </text:list>
      <text:p text:style-name="P51"><text:span text:style-name="Strong_20_Emphasis"><text:span text:style-name="T79">Syntax:</text:span></text:span><text:span text:style-name="Source_20_Text"><text:span text:style-name="T81"># kill -1 &lt;pid&gt;</text:span></text:span></text:p>
      <text:p text:style-name="P51"><text:span text:style-name="Source_20_Text"><text:span text:style-name="T81"># kill -SIGHUP &lt;pid&gt;</text:span></text:span></text:p>
      <text:p text:style-name="P49"><text:span text:style-name="Source_20_Text"><text:span text:style-name="T80">SIGINT</text:span></text:span><text:span text:style-name="Strong_20_Emphasis"><text:span text:style-name="T79">- 2 - Term</text:span></text:span></text:p>
      <text:list xml:id="list4755404662614776593" text:style-name="L3">
        <text:list-item>
          <text:p text:style-name="P58"><text:span text:style-name="T75">The </text:span><text:span text:style-name="Source_20_Text"><text:span text:style-name="T80">SIGINT </text:span></text:span><text:span text:style-name="T75">signal is commonly used when a user presses </text:span><text:span text:style-name="Source_20_Text"><text:span text:style-name="T80">ctrl+c </text:span></text:span><text:span text:style-name="T75">on the keyboard.</text:span></text:p>
        </text:list-item>
      </text:list>
      <text:p text:style-name="P50"><text:span text:style-name="Strong_20_Emphasis"><text:span text:style-name="T79">Syntax:</text:span></text:span><text:span text:style-name="Source_20_Text"><text:span text:style-name="T81"># kill -2 &lt;pid&gt;</text:span></text:span></text:p>
      <text:p text:style-name="P50"><text:soft-page-break/><text:span text:style-name="Source_20_Text"><text:span text:style-name="T81"># kill -SIGINT</text:span></text:span></text:p>
      <text:p text:style-name="P49"><text:span text:style-name="Source_20_Text"><text:span text:style-name="T80">SIGQUIT</text:span></text:span><text:span text:style-name="Source_20_Text"><text:span text:style-name="T76"> </text:span></text:span><text:span text:style-name="Strong_20_Emphasis"><text:span text:style-name="T79">- 3 - Core</text:span></text:span></text:p>
      <text:list xml:id="list5073811203232405093" text:style-name="L4">
        <text:list-item>
          <text:p text:style-name="P59"><text:span text:style-name="T75">The</text:span><text:span text:style-name="Source_20_Text"><text:span text:style-name="T80">SIGQUIT</text:span></text:span><text:span text:style-name="T75">signal is useful for stopping a process and telling it to create a core dump file. The core file can be useful for debugging applications but keep in mind your </text:span><text:a xlink:type="simple" xlink:href="http://bencane.com/2011/09/22/kill-creating-a-core-dump/" text:style-name="Internet_20_link" text:visited-style-name="Visited_20_Internet_20_Link">system needs to be setup</text:a><text:span text:style-name="T82"> </text:span><text:span text:style-name="T75">to allow the creation of core files.</text:span></text:p>
        </text:list-item>
      </text:list>
      <text:p text:style-name="P51"><text:span text:style-name="Strong_20_Emphasis"><text:span text:style-name="T79">Syntax:</text:span></text:span><text:span text:style-name="Source_20_Text"><text:span text:style-name="T81"># kill -3 &lt;pid&gt;</text:span></text:span></text:p>
      <text:p text:style-name="P51"><text:span text:style-name="Source_20_Text"><text:span text:style-name="T81"># kill -SIGQUIT &lt;pid&gt;</text:span></text:span></text:p>
      <text:p text:style-name="P49"><text:span text:style-name="Source_20_Text"><text:span text:style-name="T80">SIGKILL</text:span></text:span><text:span text:style-name="Source_20_Text"><text:span text:style-name="T76"> </text:span></text:span><text:span text:style-name="Strong_20_Emphasis"><text:span text:style-name="T79">- 9 - Term</text:span></text:span></text:p>
      <text:list xml:id="list4148080037751080535" text:style-name="L5">
        <text:list-item>
          <text:p text:style-name="P60"><text:span text:style-name="T75">The </text:span><text:span text:style-name="Source_20_Text"><text:span text:style-name="T80">SIGKILL </text:span></text:span><text:span text:style-name="T75">signal cannot be ignored by a process and the termination is handled outside of the process itself. This signal is useful for when an application has stopped responding or will not terminate after being given the </text:span><text:span text:style-name="Source_20_Text"><text:span text:style-name="T80">SIGTERM </text:span></text:span><text:span text:style-name="T75">command. This signal should stop more processes however there are exceptions, such as </text:span><text:a xlink:type="simple" xlink:href="http://bencane.com/2012/07/02/when-zombies-invade-linux-what-are-zombie-processes-and-what-to-do-about-them/" text:style-name="Internet_20_link" text:visited-style-name="Visited_20_Internet_20_Link"><text:span text:style-name="T82">zombie processes</text:span></text:a><text:span text:style-name="T75">.</text:span></text:p>
        </text:list-item>
      </text:list>
      <text:p text:style-name="P51"><text:span text:style-name="Strong_20_Emphasis"><text:span text:style-name="T79">Syntax:</text:span></text:span><text:span text:style-name="Source_20_Text"><text:span text:style-name="T81"># kill -9 &lt;pid&gt;</text:span></text:span></text:p>
      <text:p text:style-name="P51"><text:span text:style-name="Source_20_Text"><text:span text:style-name="T81"># kill -SIGKILL &lt;pid&gt;</text:span></text:span></text:p>
      <text:p text:style-name="P49"><text:span text:style-name="Source_20_Text"><text:span text:style-name="T80">SIGSEGV</text:span></text:span><text:span text:style-name="Source_20_Text"><text:span text:style-name="T76"> </text:span></text:span><text:span text:style-name="Strong_20_Emphasis"><text:span text:style-name="T79">- 11 - Core</text:span></text:span></text:p>
      <text:list xml:id="list7557544982573687871" text:style-name="L6">
        <text:list-item>
          <text:p text:style-name="P61"><text:span text:style-name="T75">The</text:span><text:span text:style-name="Source_20_Text"><text:span text:style-name="T80">SIGSEGV</text:span></text:span><text:span text:style-name="T75">signal is generally sent to a process by the kernel when the process is misbehaving, it is used when there is an "Invalid memory reference" and you may commonly see a message such as </text:span><text:span text:style-name="Source_20_Text"><text:span text:style-name="T80">segmentation fault </text:span></text:span><text:span text:style-name="T75">in log files or via </text:span><text:span text:style-name="Source_20_Text"><text:span text:style-name="T80">strace</text:span></text:span><text:span text:style-name="T75">. You can also technically call this signal with </text:span><text:span text:style-name="Source_20_Text"><text:span text:style-name="T80">kill </text:span></text:span><text:span text:style-name="T75">as well; however it is mainly useful for creating core dump files, which can also be performed by using the </text:span><text:span text:style-name="Source_20_Text"><text:span text:style-name="T80">SIGQUIT </text:span></text:span><text:span text:style-name="T75">signal.</text:span></text:p>
        </text:list-item>
      </text:list>
      <text:p text:style-name="P49"><text:span text:style-name="Strong_20_Emphasis"><text:span text:style-name="T79">Syntax:</text:span></text:span><text:span text:style-name="Source_20_Text"><text:span text:style-name="T81"># kill -11 &lt;pid&gt;</text:span></text:span></text:p>
      <text:p text:style-name="P49"><text:span text:style-name="Source_20_Text"><text:span text:style-name="T80">SIGTERM</text:span></text:span><text:span text:style-name="Source_20_Text"><text:span text:style-name="T76"> </text:span></text:span><text:span text:style-name="Strong_20_Emphasis"><text:span text:style-name="T79">- 15 - Term</text:span></text:span></text:p>
      <text:list xml:id="list3273689325466019526" text:style-name="L7">
        <text:list-item>
          <text:p text:style-name="P62"><text:span text:style-name="T75">The </text:span><text:span text:style-name="Source_20_Text"><text:span text:style-name="T80">SIGTERM </text:span></text:span><text:span text:style-name="T75">signal is the default signal sent when invoking the kill command. This tells the process to shutdown and is generally accepted as the signal to use when shutting down cleanly. Technically this signal can be ignored, however that is considered a bad practice and is generally avoided.</text:span></text:p>
        </text:list-item>
      </text:list>
      <text:p text:style-name="P51"><text:soft-page-break/><text:span text:style-name="Strong_20_Emphasis"><text:span text:style-name="T79">Syntax:</text:span></text:span><text:span text:style-name="Source_20_Text"><text:span text:style-name="T81"># kill &lt;pid&gt;</text:span></text:span></text:p>
      <text:p text:style-name="P51"><text:span text:style-name="Source_20_Text"><text:span text:style-name="T81"># kill -15 &lt;pid&gt;</text:span></text:span></text:p>
      <text:p text:style-name="P49"><text:span text:style-name="T75">Don't run </text:span><text:span text:style-name="Source_20_Text"><text:span text:style-name="T80">kill -9 </text:span></text:span><text:span text:style-name="T75">unless you really have to. If the process isn't stopping right away give it a bit more time, or try to find out if the process is waiting on a child process to finish before running </text:span><text:span text:style-name="Source_20_Text"><text:span text:style-name="T80">kill -9</text:span></text:span><text:span text:style-name="T75">.</text:span></text:p>
      <text:p text:style-name="P43"><text:span text:style-name="T31">TASK </text:span><text:span text:style-name="T32">3</text:span><text:span text:style-name="T31"> :- </text:span><text:span text:style-name="T34">What is PPID?</text:span></text:p>
      <text:p text:style-name="P16"><text:span text:style-name="T42">Ans</text:span><text:span text:style-name="T40"> – </text:span><text:span text:style-name="T41">One very important process is called INIT. </text:span></text:p>
      <text:p text:style-name="P37">INIT is the grandfather of all processes on the system because all other processes run under it.</text:p>
      <text:p text:style-name="P37">Every process can be tracked back to INIT &amp; it always has a PID of 1. The kernel itself has a PID of 0.</text:p>
      <text:p text:style-name="P16"><text:span text:style-name="T20">PPID</text:span><text:span text:style-name="T23"> </text:span></text:p>
      <text:p text:style-name="P37">In addition to unique process ID, each processes is assigned a parent process ID (PPID) that tells which process started it. The PPID is the PID of the processes parent.</text:p>
      <text:p text:style-name="P37">For example:- If process 1 with a PID of 101 starts a processes named process 2, the process 2 will be given a unique PID, such as 3240, but it willl be given the PPID of 101.</text:p>
      <text:p text:style-name="P22"><text:span text:style-name="T23">Its a parent-child relationship. A single parent process may severel child process, </text:span><text:span text:style-name="T24">each with a unique PID but all sharing the same PPID.</text:span></text:p>
      <text:p text:style-name="P38"/>
      <text:p text:style-name="P17"><text:span text:style-name="T18"># ps -f pid (to check the parent process id of a process)</text:span><text:span text:style-name="T19"> </text:span><text:span text:style-name="T17"><text:s text:c="6"/></text:span></text:p>
      <text:p text:style-name="P10"/>
      <text:p text:style-name="P18"><text:span text:style-name="T25">TASK </text:span><text:span text:style-name="T26">4</text:span><text:span text:style-name="T25"> :- </text:span><text:span text:style-name="T27">How to print a PID of the current shell?</text:span></text:p>
      <text:p text:style-name="P20"><text:span text:style-name="T42">Ans</text:span><text:span text:style-name="T40"> -</text:span><text:span text:style-name="T29"> </text:span><text:span text:style-name="T40"># echo $$</text:span></text:p>
      <text:p text:style-name="P38"><text:s text:c="9"/># ps -p $$</text:p>
      <text:p text:style-name="P12"/>
      <text:p text:style-name="P11"/>
      <text:p text:style-name="P18"><text:span text:style-name="T25">TASK </text:span><text:span text:style-name="T26">5</text:span><text:span text:style-name="T25"> :- </text:span><text:span text:style-name="T27">How to clear a log file of a running process</text:span><text:span text:style-name="T28">?</text:span></text:p>
      <text:p text:style-name="P21"><text:span text:style-name="T22">A</text:span><text:span text:style-name="T21">ns</text:span><text:span text:style-name="T23"> - </text:span></text:p>
      <text:p text:style-name="P19"><text:span text:style-name="T30">Empty file using cat/cp utilities with /dev/null</text:span></text:p>
      <text:p text:style-name="P38">In Linux, the null device is basiclly utilized for discarding of unwanted output streams of a process or else as a suitable empty files for input streams.</text:p>
      <text:p text:style-name="P38">This is normally done by redirection mechainism.</text:p>
      <text:p text:style-name="P38"># cat /dev/null &gt; access.log</text:p>
      <text:p text:style-name="P38"># cp /dev/null &gt; access.log</text:p>
      <text:p text:style-name="P44"><text:span text:style-name="T30"/></text:p>
      <text:p text:style-name="P40"/>
      <text:p text:style-name="P41"/>
      <text:p text:style-name="P23"><text:span text:style-name="T31">TASK </text:span><text:span text:style-name="T32">5</text:span><text:span text:style-name="T31"> :- </text:span><text:span text:style-name="T59">What will happen if you delete a log file of running process</text:span><text:span text:style-name="T36">?</text:span></text:p>
      <text:p text:style-name="P25"><text:span text:style-name="T39">A</text:span><text:span text:style-name="T38">ns</text:span><text:span text:style-name="T37"> – If you will delete a log file of a running process or try to move it to some other place then the process itself will make another log file at the same place with the same memory which will result to consume double than before.</text:span><text:span text:style-name="T35"> </text:span></text:p>
      <text:p text:style-name="P13"/>
      <text:p text:style-name="P14"><text:soft-page-break/>TASK <text:span text:style-name="T69">6</text:span> :- How do you check all the running process in the system?</text:p>
      <text:p text:style-name="P15"><text:span text:style-name="T9">Ans</text:span><text:span text:style-name="T8"> –</text:span><text:span text:style-name="T66"> </text:span><text:span text:style-name="T8">TOP command</text:span></text:p>
      <text:p text:style-name="P15"><text:span text:style-name="T74"># ps -aux | less</text:span><text:span text:style-name="T8"><text:line-break/></text:span></text:p>
      <text:p text:style-name="P23"><text:span text:style-name="T33">TASK 7 :- </text:span><text:span text:style-name="T51">What is DNAT and SNAT, Explain both with an example?</text:span></text:p>
      <text:p text:style-name="P24"><text:span text:style-name="T12">Ans</text:span><text:span text:style-name="T6"> -</text:span><text:span text:style-name="T49"> </text:span><text:span text:style-name="T14">Destination NAT</text:span></text:p>
      <text:p text:style-name="Text_20_body">Destination NAT means, we translate the destination address of a packet to make it go somewhere else instead of where it was originally addressed. For our scenario, it is:</text:p>
      <text:p text:style-name="P30"><text:span text:style-name="T70"># </text:span>iptables -t nat -A PREROUTING -d 10.10.10.99/32 -j DNAT –to-destination 192.168.1.101</text:p>
      <text:p text:style-name="Text_20_body">Now all IP packets coming to our machine’s (A) IP address of 10.10.10.99 will be rewritten and sent to 192.168.1.101 instead. This translation is transparent to the machine the connection is originating from and to machine B.</text:p>
      <text:p text:style-name="Text_20_body">So if you connect from, say, 172.16.1.10 to 10.10.10.99, the packet will be rewritten upon reaching machine A and be sent to machine B. Machine B will see it coming from 172.16.1.10, it will have no idea that the connection was redirected by 10.10.10.99. This is important because when machine B replies, the FROM address in it’s reply will be it’s own IP address of 192.168.1.101.</text:p>
      <text:p text:style-name="Text_20_body">This will cause a protocol error on your machine because your machine (172.16.1.10) will be expecting a reply from 10.10.10.99 and instead will receive a reply from 192.168.1.101.</text:p>
      <text:p text:style-name="Text_20_body">To fix this, we now need to do SNAT – Source Network Address Translation.</text:p>
      <text:p text:style-name="P31"><text:span text:style-name="T72">SOURCE </text:span>SNAT</text:p>
      <text:p text:style-name="Text_20_body">We want to do SNAT to translate the from address of our reply packets to make them look like they’re coming from 10.10.10.99 instead of 192.168.1.101. To do this, we need to apply a SNAT iptables rule on a router along the path these reply packets will take. Since our machine A is the default gateway for machine B, we will do the SNAT on machine A as well.</text:p>
      <text:p text:style-name="P30">iptables -t nat -A POSTROUTING -s 192.168.1.101/32 -j SNAT –to-source 10.10.10.99</text:p>
      <text:p text:style-name="Text_20_body">This rewrites our source address to look like the packets are coming from 10.10.10.99 instead of 192.168.1.101.</text:p>
      <text:p text:style-name="Text_20_body">At this point, try to connect to machine A using SSH and log in using credentials for machine B.</text:p>
      <text:p text:style-name="Text_20_body">Once you’ve confirmed this works, you can save your iptables configuration with:</text:p>
      <text:p text:style-name="P30">service iptables save</text:p>
      <text:p text:style-name="Text_20_body">You can then configure iptables to run at startup automatically.</text:p>
      <text:p text:style-name="P30">/sbin/chkconfig –level 3 iptables on</text:p>
      <text:p text:style-name="P30">/sbin/chkconfig –level 5 iptables on</text:p>
      <text:p text:style-name="Text_20_body"><text:soft-page-break/>And that concludes a basic DNAT/SNAT configuration. In most situations you may want to narrow down the match criteria to specific protocols or ports. e.g. you can use the “-p tcp –dport 22” flags to match only SSH traffic.</text:p>
      <text:p text:style-name="Text_20_body">If you’d like me to expand upon any of this further, please leave a comment asking for details.</text:p>
      <text:p text:style-name="P42"/>
      <text:p text:style-name="P63"><text:span text:style-name="T44">Task 8:-</text:span><text:span text:style-name="T138"> </text:span>How do you you elevate the priority of a process<text:span text:style-name="T139">s</text:span></text:p>
      <text:p text:style-name="P65"><text:span text:style-name="T101">Ans:- </text:span><text:span text:style-name="T114">The Linux niceness scale goes from -20 to 19.</text:span></text:p>
      <text:p text:style-name="P66"><text:span text:style-name="T116">How to Check Nice Value of Linux Processes</text:span></text:p>
      <text:p text:style-name="P47"><text:span text:style-name="T117"># </text:span><text:span text:style-name="T116">ps -eo pid,ppid,ni,comm</text:span></text:p>
      <text:p text:style-name="P67"><text:span text:style-name="T118">Setting priority of existing process</text:span><text:span text:style-name="T116"> </text:span></text:p>
      <text:p text:style-name="P68"><text:span text:style-name="T115">#renice value -p pid</text:span></text:p>
      <text:p text:style-name="P74"><text:bookmark text:name="toc_2"/><text:span text:style-name="T143">Setting priority on new processes</text:span></text:p>
      <text:p text:style-name="P64"><text:span text:style-name="Strong_20_Emphasis"><text:span text:style-name="T128">nice -n [nice value] [command]</text:span></text:span><text:span text:style-name="T136">:</text:span></text:p>
      <text:p text:style-name="P69"><text:span text:style-name="T119">Task9:-</text:span><text:span text:style-name="T113"> </text:span><text:span text:style-name="T120">How many tables are there in iptables. What filter and nat table responsible for</text:span></text:p>
      <text:p text:style-name="P53">Ans:-</text:p>
      <text:p text:style-name="P55"><text:span text:style-name="T87">Let's step back for a moment and take a look at the different tables that i</text:span><text:span text:style-name="Source_20_Text"><text:span text:style-name="T88">ptables </text:span></text:span><text:span text:style-name="T87">provides. These represent distinct sets of rules, organized by area of concern, for evaluating packets.</text:span></text:p>
      <text:list xml:id="list8228845122422116195" text:style-name="L9">
        <text:list-item>
          <text:p text:style-name="P54"><text:bookmark text:name="the-filter-table"/><text:span text:style-name="T113">The Filter Table</text:span></text:p>
        </text:list-item>
        <text:list-item>
          <text:p text:style-name="P54"><text:bookmark text:name="the-nat-table"/><text:span text:style-name="T113">The NAT Table</text:span></text:p>
        </text:list-item>
        <text:list-item>
          <text:p text:style-name="P54"><text:bookmark text:name="the-mangle-table"/><text:span text:style-name="T113">The Mangle Table</text:span></text:p>
        </text:list-item>
        <text:list-item>
          <text:p text:style-name="P54"><text:bookmark text:name="the-raw-table"/><text:span text:style-name="T113">The Raw Table</text:span></text:p>
        </text:list-item>
        <text:list-item>
          <text:p text:style-name="P54"><text:bookmark text:name="the-security-table"/><text:span text:style-name="T113">The Security Table</text:span></text:p>
        </text:list-item>
      </text:list>
      <text:p text:style-name="P71"><text:bookmark text:name="the-filter-table1"/>The Filter Table</text:p>
      <text:p text:style-name="P52"><text:span text:style-name="T95">The filter table is one of the most widely used tables in </text:span><text:span text:style-name="Source_20_Text"><text:span text:style-name="T97">iptables</text:span></text:span><text:span text:style-name="T95">. The </text:span><text:span text:style-name="Source_20_Text"><text:span text:style-name="T97">filter </text:span></text:span><text:span text:style-name="T95">table is used to make decisions about whether to let a packet continue to its intended destination or to deny its request. In firewall parlance, this is known as "filtering" packets. This table provides the bulk of functionality that people think of when discussing firewalls.</text:span></text:p>
      <text:p text:style-name="P71"><text:bookmark text:name="the-nat-table1"/>The NAT Table</text:p>
      <text:p text:style-name="P52"><text:span text:style-name="T95">Th</text:span><text:span text:style-name="T96">e </text:span><text:span text:style-name="Source_20_Text"><text:span text:style-name="T97">nat </text:span></text:span><text:span text:style-name="T95">table is used to implement network address translation rules. As packets enter the network stack, rules in this table will determine whether and how to modify the packet's source or destination addresses in order to impact the way that the packet and any response traffic are routed. This is often used to route packets to networks when direct access is not possible.</text:span></text:p>
      <text:p text:style-name="P46"><text:soft-page-break/><text:line-break/><text:line-break/></text:p>
      <text:p text:style-name="P4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onospace"/>
    <style:font-face style:name="Menlo" svg:font-family="Menlo, Monaco, Consolas, 'courier new', monospace"/>
    <style:font-face style:name="PT Sans" svg:font-family="'PT Sans', Helvetica, Arial, sans-serif"/>
    <style:font-face style:name="Roboto Condensed" svg:font-family="'Roboto Condensed', Arial, sans-serif"/>
    <style:font-face style:name="apple-system" svg:font-family="apple-system, BlinkMacSystemFont, 'Segoe UI', Helvetica, Arial, sans-serif, 'Apple Color Emoji', 'Segoe UI Emoji', 'Segoe UI Symbol'"/>
    <style:font-face style:name="courier 10 pitch" svg:font-family="'courier 10 pitch', Courier, monospace"/>
    <style:font-face style:name="lora" svg:font-family="lora, 'times new roman', serif"/>
    <style:font-face style:name="open sans" svg:font-family="'open sans', 'helvetica neue', Helvetica, Arial, sans-serif"/>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Quotations" style:family="paragraph" style:parent-style-name="Standard" style:class="html"/>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5-27T01:19:20.307849113</dc:date>
    <meta:editing-duration>PT7H54M21S</meta:editing-duration>
    <meta:editing-cycles>56</meta:editing-cycles>
    <meta:generator>LibreOffice/5.1.6.2$Linux_X86_64 LibreOffice_project/10m0$Build-2</meta:generator>
    <meta:document-statistic meta:table-count="0" meta:image-count="0" meta:object-count="0" meta:page-count="7" meta:paragraph-count="121" meta:word-count="1842" meta:character-count="10111" meta:non-whitespace-character-count="8353"/>
  </office:meta>
</office:document-meta>
</file>